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0000000200AABEB64E2E716D20.png" manifest:media-type="image/png"/>
  <manifest:file-entry manifest:full-path="Pictures/1000020100000365000001D4E70BC1E661E34BBE.png" manifest:media-type="image/png"/>
  <manifest:file-entry manifest:full-path="Pictures/10000201000002070000009A5EACA79A22F418D4.png" manifest:media-type="image/png"/>
  <manifest:file-entry manifest:full-path="Pictures/10003BC5000035B000000FF48359FA5DAA0FE60F.svg" manifest:media-type="image/svg+xml"/>
  <manifest:file-entry manifest:full-path="Pictures/10000201000000D30000008293F64AA9F697A1C2.png" manifest:media-type="image/png"/>
  <manifest:file-entry manifest:full-path="Pictures/100002010000010F000000F295156A79B8E713D1.png" manifest:media-type="image/png"/>
  <manifest:file-entry manifest:full-path="Pictures/100002010000022B00000315BD779AA3B1D7AC2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808080" draw:fill="solid" draw:fill-color="#ffffff" draw:textarea-horizontal-align="justify" draw:textarea-vertical-align="middle" draw:auto-grow-height="false" fo:min-height="7.95cm" fo:min-width="8.1cm"/>
    </style:style>
    <style:style style:name="gr2" style:family="graphic" style:parent-style-name="standard">
      <style:graphic-properties draw:fill-color="#ffff66" draw:textarea-horizontal-align="justify" draw:textarea-vertical-align="middle" draw:auto-grow-height="false" fo:min-height="0.834cm" fo:min-width="0.784cm"/>
    </style:style>
    <style:style style:name="gr3" style:family="graphic" style:parent-style-name="standard">
      <style:graphic-properties draw:fill-color="#ffff66" draw:textarea-horizontal-align="justify" draw:textarea-vertical-align="middle" draw:auto-grow-height="false" fo:min-height="0.834cm" fo:min-width="1.289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808080" draw:fill="solid" draw:fill-color="#ffffff" draw:textarea-horizontal-align="justify" draw:textarea-vertical-align="middle" draw:auto-grow-height="false" fo:min-height="7.95cm" fo:min-width="10.9cm"/>
    </style:style>
    <style:style style:name="gr6" style:family="graphic" style:parent-style-name="objectwithoutfill">
      <style:graphic-properties svg:stroke-color="#999999" draw:marker-end="Arrow" draw:marker-end-width="0.3cm" draw:fill="none" draw:textarea-vertical-align="middle"/>
    </style:style>
    <style:style style:name="gr7" style:family="graphic" style:parent-style-name="standard">
      <style:graphic-properties draw:fill="solid" draw:fill-color="#bbe33d" draw:textarea-horizontal-align="justify" draw:textarea-vertical-align="middle" draw:auto-grow-height="false" fo:min-height="0.834cm" fo:min-width="1.289cm"/>
    </style:style>
    <style:style style:name="gr8" style:family="graphic" style:parent-style-name="standard">
      <style:graphic-properties draw:stroke="none" svg:stroke-color="#808080" draw:fill="solid" draw:fill-color="#ffffff" draw:textarea-horizontal-align="justify" draw:textarea-vertical-align="middle" draw:auto-grow-height="false" fo:min-height="7.95cm" fo:min-width="7.8cm"/>
    </style:style>
    <style:style style:name="gr9" style:family="graphic" style:parent-style-name="standard">
      <style:graphic-properties draw:fill-color="#99ff66" draw:textarea-horizontal-align="justify" draw:textarea-vertical-align="middle" draw:auto-grow-height="false" fo:min-height="0cm" fo:min-width="0.039cm"/>
    </style:style>
    <style:style style:name="gr10" style:family="graphic" style:parent-style-name="standard">
      <style:graphic-properties draw:fill-color="#99ff66" draw:textarea-horizontal-align="justify" draw:textarea-vertical-align="middle" draw:auto-grow-height="false" fo:min-height="0.06cm" fo:min-width="0.039cm"/>
    </style:style>
    <style:style style:name="gr11" style:family="graphic" style:parent-style-name="standard">
      <style:graphic-properties draw:fill-color="#99ff66" draw:textarea-horizontal-align="justify" draw:textarea-vertical-align="middle" draw:auto-grow-height="false" fo:min-height="0.64cm" fo:min-width="0.834cm" draw:shadow="hidden"/>
    </style:style>
    <style:style style:name="gr12" style:family="graphic" style:parent-style-name="standard">
      <style:graphic-properties draw:stroke="none" svg:stroke-color="#808080" draw:fill="solid" draw:fill-color="#ffffff" draw:textarea-horizontal-align="justify" draw:textarea-vertical-align="middle" draw:auto-grow-height="false" fo:min-height="7.95cm" fo:min-width="10.7cm"/>
    </style:style>
    <style:style style:name="gr13" style:family="graphic" style:parent-style-name="standard">
      <style:graphic-properties draw:fill="solid" draw:fill-color="#81d41a" draw:opacity="50%" draw:textarea-horizontal-align="justify" draw:textarea-vertical-align="middle" draw:auto-grow-height="false" fo:min-height="1.826cm" fo:min-width="4.676cm" draw:shadow-opacity="50%"/>
    </style:style>
    <style:style style:name="gr14" style:family="graphic" style:parent-style-name="standard">
      <style:graphic-properties draw:stroke="none" svg:stroke-color="#808080" draw:fill="solid" draw:fill-color="#ffffff" draw:textarea-horizontal-align="justify" draw:textarea-vertical-align="middle" draw:auto-grow-height="false" fo:min-height="3.55cm" fo:min-width="12.4cm"/>
    </style:style>
    <style:style style:name="gr15" style:family="graphic" style:parent-style-name="standard">
      <style:graphic-properties draw:fill-color="#cfe7f5" draw:textarea-horizontal-align="justify" draw:textarea-vertical-align="middle" draw:auto-grow-height="false" fo:min-height="2.412cm" fo:min-width="4.812cm"/>
    </style:style>
    <style:style style:name="gr16" style:family="graphic" style:parent-style-name="standard">
      <style:graphic-properties draw:fill-color="#ff99ff" draw:textarea-horizontal-align="justify" draw:textarea-vertical-align="middle" draw:auto-grow-height="false" fo:min-height="0.292cm" fo:min-width="2.492cm"/>
    </style:style>
    <style:style style:name="gr17" style:family="graphic" style:parent-style-name="standard">
      <style:graphic-properties draw:fill-color="#ffffff" draw:textarea-horizontal-align="justify" draw:textarea-vertical-align="middle" draw:auto-grow-height="false" fo:min-height="0.654cm" fo:min-width="2.404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808080" draw:fill="solid" draw:fill-color="#ffffff" draw:textarea-horizontal-align="justify" draw:textarea-vertical-align="middle" draw:auto-grow-height="false" fo:min-height="3.554cm" fo:min-width="7.952cm"/>
    </style:style>
    <style:style style:name="gr20" style:family="graphic" style:parent-style-name="standard">
      <style:graphic-properties draw:fill-color="#cfe7f5" draw:textarea-horizontal-align="justify" draw:textarea-vertical-align="middle" draw:auto-grow-height="false" fo:min-height="2.456cm" fo:min-width="4.808cm"/>
    </style:style>
    <style:style style:name="gr21" style:family="graphic" style:parent-style-name="standard">
      <style:graphic-properties draw:fill-color="#ff99ff" draw:textarea-horizontal-align="justify" draw:textarea-vertical-align="middle" draw:auto-grow-height="false" fo:min-height="0.302cm" fo:min-width="2.492cm"/>
    </style:style>
    <style:style style:name="gr22" style:family="graphic" style:parent-style-name="standard">
      <style:graphic-properties draw:fill-color="#ffffff" draw:textarea-horizontal-align="justify" draw:textarea-vertical-align="middle" draw:auto-grow-height="false" fo:min-height="1.442cm" fo:min-width="2.318cm"/>
    </style:style>
    <style:style style:name="gr23" style:family="graphic" style:parent-style-name="standard">
      <style:graphic-properties draw:fill-color="#ffff00" draw:auto-grow-height="false" fo:min-height="0cm" fo:min-width="0.043cm" fo:wrap-option="wrap"/>
    </style:style>
    <style:style style:name="gr24" style:family="graphic" style:parent-style-name="standard">
      <style:graphic-properties draw:fill="solid" draw:fill-color="#dddddd" draw:auto-grow-height="false" fo:min-height="0cm" fo:min-width="0.043cm" fo:wrap-option="wrap"/>
    </style:style>
    <style:style style:name="gr25" style:family="graphic" style:parent-style-name="objectwithoutfill">
      <style:graphic-properties svg:stroke-color="#000000" draw:marker-start="Arrow" draw:fill="none"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7" style:family="graphic" style:parent-style-name="standard">
      <style:graphic-properties draw:stroke="none" svg:stroke-color="#808080" draw:fill="solid" draw:fill-color="#ffffff" draw:textarea-horizontal-align="justify" draw:textarea-vertical-align="middle" draw:auto-grow-height="false" fo:min-height="7.95cm" fo:min-width="9.126cm"/>
    </style:style>
    <style:style style:name="gr28" style:family="graphic" style:parent-style-name="standard">
      <style:graphic-properties draw:fill-color="#cfe7f5" draw:textarea-horizontal-align="justify" draw:textarea-vertical-align="middle" draw:auto-grow-height="false" fo:min-height="0.898cm" fo:min-width="1.908cm"/>
    </style:style>
    <style:style style:name="gr29" style:family="graphic" style:parent-style-name="standard">
      <style:graphic-properties draw:fill-color="#ff99ff" draw:textarea-horizontal-align="justify" draw:textarea-vertical-align="middle" draw:auto-grow-height="false" fo:min-height="0cm" fo:min-width="0.855cm"/>
    </style:style>
    <style:style style:name="gr30" style:family="graphic" style:parent-style-name="standard">
      <style:graphic-properties draw:fill-color="#ffffff" draw:textarea-horizontal-align="justify" draw:textarea-vertical-align="middle" draw:auto-grow-height="false" fo:min-height="0.469cm" fo:min-width="0.78cm"/>
    </style:style>
    <style:style style:name="gr31" style:family="graphic" style:parent-style-name="standard">
      <style:graphic-properties draw:fill-color="#ffff00" draw:auto-grow-height="false" fo:min-height="0cm" fo:min-width="0cm" fo:wrap-option="wrap"/>
    </style:style>
    <style:style style:name="gr32" style:family="graphic" style:parent-style-name="standard">
      <style:graphic-properties draw:fill="solid" draw:fill-color="#dddddd" draw:auto-grow-height="false" fo:min-height="0cm" fo:min-width="0cm" fo:wrap-option="wrap"/>
    </style:style>
    <style:style style:name="gr33" style:family="graphic" style:parent-style-name="standard">
      <style:graphic-properties draw:stroke="none" svg:stroke-color="#808080" draw:fill="solid" draw:fill-color="#ffffff" draw:textarea-horizontal-align="justify" draw:textarea-vertical-align="middle" draw:auto-grow-height="false" fo:min-height="7.95cm" fo:min-width="6.002cm"/>
    </style:style>
    <style:style style:name="gr34" style:family="graphic" style:parent-style-name="standard">
      <style:graphic-properties draw:stroke="none" svg:stroke-color="#808080" draw:fill="solid" draw:fill-color="#ffffff" draw:textarea-horizontal-align="justify" draw:textarea-vertical-align="middle" draw:auto-grow-height="false" fo:min-height="4.817cm" fo:min-width="6.149cm"/>
    </style:style>
    <style:style style:name="gr35" style:family="graphic" style:parent-style-name="standard">
      <style:graphic-properties draw:fill-color="#ffff66" draw:textarea-horizontal-align="justify" draw:textarea-vertical-align="middle" draw:auto-grow-height="false" fo:min-height="0.834cm" fo:min-width="1.289cm" draw:shadow="hidden"/>
    </style:style>
    <style:style style:name="gr36" style:family="graphic" style:parent-style-name="standard">
      <style:graphic-properties draw:fill-color="#ffff66" draw:textarea-horizontal-align="justify" draw:textarea-vertical-align="middle" draw:auto-grow-height="false" fo:min-height="0.834cm" fo:min-width="0.784cm" draw:shadow="hidden"/>
    </style:style>
    <style:style style:name="gr37" style:family="graphic" style:parent-style-name="standard">
      <style:graphic-properties draw:fill-color="#ffff66" draw:textarea-horizontal-align="justify" draw:textarea-vertical-align="middle" draw:auto-grow-height="false" fo:min-height="1.181cm" fo:min-width="1.493cm"/>
    </style:style>
    <style:style style:name="gr38" style:family="graphic" style:parent-style-name="standard">
      <style:graphic-properties draw:fill="solid" draw:fill-color="#99ff66" draw:textarea-horizontal-align="justify" draw:textarea-vertical-align="middle" draw:auto-grow-height="false" fo:min-height="5.609cm" fo:min-width="1.219cm"/>
    </style:style>
    <style:style style:name="gr39" style:family="graphic" style:parent-style-name="standard">
      <style:graphic-properties draw:fill="solid" draw:fill-color="#ffd428" draw:textarea-horizontal-align="justify" draw:textarea-vertical-align="middle" draw:auto-grow-height="false" fo:min-height="0.834cm" fo:min-width="2.285cm"/>
    </style:style>
    <style:style style:name="gr40" style:family="graphic" style:parent-style-name="standard">
      <style:graphic-properties draw:fill="solid" draw:fill-color="#99ff66" draw:textarea-horizontal-align="justify" draw:textarea-vertical-align="middle" draw:auto-grow-height="false" fo:min-height="0.64cm" fo:min-width="0.834cm" draw:shadow="hidden"/>
    </style:style>
    <style:style style:name="gr41" style:family="graphic" style:parent-style-name="standard">
      <style:graphic-properties draw:fill-color="#ffff66" draw:textarea-horizontal-align="justify" draw:textarea-vertical-align="middle" draw:auto-grow-height="false" fo:min-height="1.181cm" fo:min-width="1.493cm" draw:shadow="hidden"/>
    </style:style>
    <style:style style:name="gr42" style:family="graphic" style:parent-style-name="standard">
      <style:graphic-properties draw:fill="solid" draw:fill-color="#ffd428" draw:textarea-horizontal-align="justify" draw:textarea-vertical-align="middle" draw:auto-grow-height="false" fo:min-height="0.834cm" fo:min-width="2.285cm" draw:shadow="hidden"/>
    </style:style>
    <style:style style:name="gr43" style:family="graphic" style:parent-style-name="standard">
      <style:graphic-properties draw:textarea-horizontal-align="justify" draw:textarea-vertical-align="middle" draw:auto-grow-height="false" fo:min-height="0cm" fo:min-width="1.164cm"/>
    </style:style>
    <style:style style:name="gr44" style:family="graphic" style:parent-style-name="standard">
      <style:graphic-properties draw:textarea-horizontal-align="justify" draw:textarea-vertical-align="middle" draw:auto-grow-height="false" fo:min-height="0cm" fo:min-width="2.461cm"/>
    </style:style>
    <style:style style:name="gr45" style:family="graphic" style:parent-style-name="standard">
      <style:graphic-properties draw:stroke="none" svg:stroke-color="#808080" draw:fill="solid" draw:fill-color="#ffffff" draw:textarea-horizontal-align="justify" draw:textarea-vertical-align="middle" draw:auto-grow-height="false" fo:min-height="10.05cm" fo:min-width="12.8cm"/>
    </style:style>
    <style:style style:name="gr46" style:family="graphic" style:parent-style-name="standard">
      <style:graphic-properties draw:textarea-horizontal-align="justify" draw:textarea-vertical-align="middle" draw:auto-grow-height="false" fo:min-height="2.121cm" fo:min-width="2.07cm"/>
    </style:style>
    <style:style style:name="gr47" style:family="graphic" style:parent-style-name="standard">
      <style:graphic-properties draw:fill="solid" draw:fill-color="#e8f2a1" draw:textarea-horizontal-align="justify" draw:textarea-vertical-align="middle" draw:auto-grow-height="false" fo:min-height="0.654cm" fo:min-width="1.404cm"/>
    </style:style>
    <style:style style:name="gr48" style:family="graphic" style:parent-style-name="standard">
      <style:graphic-properties draw:textarea-horizontal-align="justify" draw:textarea-vertical-align="middle" draw:auto-grow-height="false" fo:min-height="2.121cm" fo:min-width="1.98cm"/>
    </style:style>
    <style:style style:name="gr49" style:family="graphic" style:parent-style-name="standard">
      <style:graphic-properties draw:textarea-horizontal-align="justify" draw:textarea-vertical-align="middle" draw:auto-grow-height="false" fo:min-height="2.43cm" fo:min-width="1.69cm"/>
    </style:style>
    <style:style style:name="gr50" style:family="graphic" style:parent-style-name="standard">
      <style:graphic-properties draw:fill="solid" draw:fill-color="#e8f2a1" draw:textarea-horizontal-align="justify" draw:textarea-vertical-align="middle" draw:auto-grow-height="false" fo:min-height="0.654cm" fo:min-width="1.404cm"/>
    </style:style>
    <style:style style:name="gr51" style:family="graphic" style:parent-style-name="standard">
      <style:graphic-properties draw:textarea-horizontal-align="justify" draw:textarea-vertical-align="middle" draw:auto-grow-height="false" fo:min-height="2.53cm" fo:min-width="1.69cm"/>
    </style:style>
    <style:style style:name="gr52" style:family="graphic" style:parent-style-name="objectwithoutfill">
      <style:graphic-properties svg:stroke-width="0.028cm" draw:marker-start="Arrow" draw:marker-start-width="0.242cm" draw:marker-end-width="0.242cm" draw:fill="none" draw:textarea-vertical-align="middle" fo:padding-top="0.139cm" fo:padding-bottom="0.139cm" fo:padding-left="0.264cm" fo:padding-right="0.264cm"/>
    </style:style>
    <style:style style:name="gr53" style:family="graphic" style:parent-style-name="standard">
      <style:graphic-properties draw:fill="solid" draw:fill-color="#afd095" draw:opacity="50%" draw:textarea-horizontal-align="justify" draw:textarea-vertical-align="middle" draw:auto-grow-height="false" fo:min-height="1.916cm" fo:min-width="12.066cm" draw:shadow-opacity="50%"/>
    </style:style>
    <style:style style:name="gr54" style:family="graphic" style:parent-style-name="standard">
      <style:graphic-properties draw:fill-color="#cfe7f5" draw:textarea-horizontal-align="justify" draw:textarea-vertical-align="middle" draw:auto-grow-height="false" fo:min-height="1.112cm" fo:min-width="1.304cm"/>
    </style:style>
    <style:style style:name="gr55" style:family="graphic" style:parent-style-name="standard">
      <style:graphic-properties draw:fill="solid" draw:fill-color="#0066ff" draw:textarea-horizontal-align="justify" draw:textarea-vertical-align="middle" draw:auto-grow-height="false" fo:min-height="0.194cm" fo:min-width="0cm"/>
    </style:style>
    <style:style style:name="gr56" style:family="graphic" style:parent-style-name="standard">
      <style:graphic-properties draw:fill-color="#cfe7f5" draw:textarea-horizontal-align="justify" draw:textarea-vertical-align="middle" draw:auto-grow-height="false" fo:min-height="1.112cm" fo:min-width="2.354cm"/>
    </style:style>
    <style:style style:name="gr57" style:family="graphic" style:parent-style-name="standard">
      <style:graphic-properties draw:fill-color="#ff99ff" draw:textarea-horizontal-align="justify" draw:textarea-vertical-align="middle" draw:auto-grow-height="false" fo:min-height="0.021cm" fo:min-width="0.196cm"/>
    </style:style>
    <style:style style:name="gr58" style:family="graphic" style:parent-style-name="standard">
      <style:graphic-properties draw:fill-color="#ff99ff" draw:textarea-horizontal-align="justify" draw:textarea-vertical-align="middle" draw:auto-grow-height="false" fo:min-height="0.02cm" fo:min-width="0.196cm"/>
    </style:style>
    <style:style style:name="gr59" style:family="graphic" style:parent-style-name="standard">
      <style:graphic-properties draw:fill-color="#ff99ff" draw:textarea-horizontal-align="right" draw:textarea-vertical-align="top" draw:auto-grow-height="false" fo:min-height="0.555cm" fo:min-width="0.635cm"/>
    </style:style>
    <style:style style:name="gr60" style:family="graphic" style:parent-style-name="standard">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0.65cm" fo:min-width="13.4cm" fo:padding-top="0.125cm" fo:padding-bottom="0.125cm" fo:padding-left="0.25cm" fo:padding-right="0.25cm" draw:shadow="hidden" draw:shadow-offset-x="0.199cm" draw:shadow-offset-y="0.199cm" draw:shadow-color="#808080"/>
    </style:style>
    <style:style style:name="gr61"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dee6ef" draw:opacity="50%" draw:textarea-horizontal-align="justify" draw:textarea-vertical-align="middle" draw:auto-grow-height="false" fo:min-height="3.354cm" fo:min-width="8.415cm" fo:padding-top="0.125cm" fo:padding-bottom="0.125cm" fo:padding-left="0.25cm" fo:padding-right="0.25cm" draw:shadow="hidden" draw:shadow-offset-x="0.199cm" draw:shadow-offset-y="0.199cm" draw:shadow-color="#808080" draw:shadow-opacity="50%"/>
    </style:style>
    <style:style style:name="gr62"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122cm" fo:min-width="2.071cm" fo:padding-top="0.125cm" fo:padding-bottom="0.125cm" fo:padding-left="0.25cm" fo:padding-right="0.25cm" draw:shadow="hidden" draw:shadow-offset-x="0.199cm" draw:shadow-offset-y="0.199cm" draw:shadow-color="#808080"/>
    </style:style>
    <style:style style:name="gr63"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5cm" fo:min-width="1.405cm" fo:padding-top="0.125cm" fo:padding-bottom="0.125cm" fo:padding-left="0.25cm" fo:padding-right="0.25cm" draw:shadow="hidden" draw:shadow-offset-x="0.199cm" draw:shadow-offset-y="0.199cm" draw:shadow-color="#808080"/>
    </style:style>
    <style:style style:name="gr64"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122cm" fo:min-width="1.981cm" fo:padding-top="0.125cm" fo:padding-bottom="0.125cm" fo:padding-left="0.25cm" fo:padding-right="0.25cm" draw:shadow="hidden" draw:shadow-offset-x="0.199cm" draw:shadow-offset-y="0.199cm" draw:shadow-color="#808080"/>
    </style:style>
    <style:style style:name="gr65"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432cm" fo:min-width="1.69cm" fo:padding-top="0.125cm" fo:padding-bottom="0.125cm" fo:padding-left="0.25cm" fo:padding-right="0.25cm" draw:shadow="hidden" draw:shadow-offset-x="0.199cm" draw:shadow-offset-y="0.199cm" draw:shadow-color="#808080"/>
    </style:style>
    <style:style style:name="gr66"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e8f2a1" draw:textarea-horizontal-align="justify" draw:textarea-vertical-align="middle" draw:auto-grow-height="false" fo:min-height="0.653cm" fo:min-width="1.405cm" fo:padding-top="0.125cm" fo:padding-bottom="0.125cm" fo:padding-left="0.25cm" fo:padding-right="0.25cm" draw:shadow="hidden" draw:shadow-offset-x="0.199cm" draw:shadow-offset-y="0.199cm" draw:shadow-color="#808080"/>
    </style:style>
    <style:style style:name="gr67"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432cm" fo:min-width="1.691cm" fo:padding-top="0.125cm" fo:padding-bottom="0.125cm" fo:padding-left="0.25cm" fo:padding-right="0.25cm" draw:shadow="hidden" draw:shadow-offset-x="0.199cm" draw:shadow-offset-y="0.199cm" draw:shadow-color="#808080"/>
    </style:style>
    <style:style style:name="gr68" style:family="graphic" style:parent-style-name="standard">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2.531cm" fo:min-width="1.691cm" fo:padding-top="0.125cm" fo:padding-bottom="0.125cm" fo:padding-left="0.25cm" fo:padding-right="0.25cm" draw:shadow="hidden" draw:shadow-offset-x="0.199cm" draw:shadow-offset-y="0.199cm" draw:shadow-color="#808080"/>
    </style:style>
    <style:style style:name="gr69"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01cm" fo:min-width="1.961cm" fo:padding-top="0.125cm" fo:padding-bottom="0.125cm" fo:padding-left="0.25cm" fo:padding-right="0.25cm" draw:shadow="hidden" draw:shadow-offset-x="0.199cm" draw:shadow-offset-y="0.199cm" draw:shadow-color="#808080"/>
    </style:style>
    <style:style style:name="gr70"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95cm" fo:min-width="1.425cm" fo:padding-top="0.125cm" fo:padding-bottom="0.125cm" fo:padding-left="0.25cm" fo:padding-right="0.25cm" draw:shadow="hidden" draw:shadow-offset-x="0.199cm" draw:shadow-offset-y="0.199cm" draw:shadow-color="#808080"/>
    </style:style>
    <style:style style:name="gr71" style:family="graphic" style:parent-style-name="standard">
      <style:graphic-properties draw:stroke="solid" svg:stroke-width="0.028cm" svg:stroke-color="#000000" draw:marker-start="Arrow" draw:marker-start-width="0.242cm" draw:marker-start-center="false" draw:marker-end="" draw:marker-end-width="0.242cm" draw:marker-end-center="false" draw:fill="none" draw:fill-color="#cfe7e5" draw:textarea-horizontal-align="justify" draw:textarea-vertical-align="middle" fo:padding-top="0.139cm" fo:padding-bottom="0.139cm" fo:padding-left="0.265cm" fo:padding-right="0.265cm" draw:shadow="hidden" draw:shadow-offset-x="0.199cm" draw:shadow-offset-y="0.199cm" draw:shadow-color="#808080"/>
    </style:style>
    <style:style style:name="gr72"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97cm" fo:min-width="0.93cm" fo:padding-top="0.125cm" fo:padding-bottom="0.125cm" fo:padding-left="0.25cm" fo:padding-right="0.25cm" draw:shadow="hidden" draw:shadow-offset-x="0.199cm" draw:shadow-offset-y="0.199cm" draw:shadow-color="#808080"/>
    </style:style>
    <style:style style:name="gr73"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95cm" fo:min-width="1.441cm" fo:padding-top="0.125cm" fo:padding-bottom="0.125cm" fo:padding-left="0.25cm" fo:padding-right="0.25cm" draw:shadow="hidden" draw:shadow-offset-x="0.199cm" draw:shadow-offset-y="0.199cm" draw:shadow-color="#808080"/>
    </style:style>
    <style:style style:name="gr74"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5cm" fo:min-width="1.12cm" fo:padding-top="0.125cm" fo:padding-bottom="0.125cm" fo:padding-left="0.25cm" fo:padding-right="0.25cm" draw:shadow="hidden" draw:shadow-offset-x="0.199cm" draw:shadow-offset-y="0.199cm" draw:shadow-color="#808080"/>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color="#ffff66"/>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P5" style:family="paragraph">
      <loext:graphic-properties draw:fill="solid" draw:fill-color="#bbe33d"/>
      <style:paragraph-properties fo:text-align="center"/>
      <style:text-properties fo:font-size="10pt" style:font-size-asian="18pt" style:font-size-complex="18pt"/>
    </style:style>
    <style:style style:name="P6" style:family="paragraph">
      <loext:graphic-properties draw:fill-color="#99ff66"/>
      <style:paragraph-properties fo:text-align="center"/>
    </style:style>
    <style:style style:name="P7" style:family="paragraph">
      <loext:graphic-properties draw:fill="solid" draw:fill-color="#81d41a" draw:opacity="50%"/>
      <style:paragraph-properties fo:text-align="center"/>
      <style:text-properties fo:font-size="10pt" style:font-size-asian="18pt" style:font-size-complex="18pt"/>
    </style:style>
    <style:style style:name="P8" style:family="paragraph">
      <loext:graphic-properties draw:fill-color="#cfe7f5"/>
      <style:paragraph-properties fo:text-align="center"/>
    </style:style>
    <style:style style:name="P9" style:family="paragraph">
      <loext:graphic-properties draw:fill-color="#ff99ff"/>
      <style:paragraph-properties fo:text-align="center"/>
      <style:text-properties fo:font-size="10pt" style:font-size-asian="18pt" style:font-size-complex="18pt"/>
    </style:style>
    <style:style style:name="P10" style:family="paragraph">
      <loext:graphic-properties draw:fill-color="#ffffff"/>
      <style:paragraph-properties fo:text-align="center"/>
      <style:text-properties style:font-name="Liberation Mono" fo:font-size="12pt" style:font-size-asian="18pt" style:font-size-complex="18pt"/>
    </style:style>
    <style:style style:name="P11" style:family="paragraph">
      <loext:graphic-properties draw:fill-color="#ffff00"/>
    </style:style>
    <style:style style:name="P12" style:family="paragraph">
      <loext:graphic-properties draw:fill="solid" draw:fill-color="#dddddd"/>
    </style:style>
    <style:style style:name="P13" style:family="paragraph">
      <loext:graphic-properties draw:fill="none" draw:fill-color="#ffffff"/>
      <style:text-properties fo:font-size="10pt" style:font-size-asian="10pt" style:font-size-complex="10pt"/>
    </style:style>
    <style:style style:name="P14" style:family="paragraph">
      <style:paragraph-properties fo:text-align="center"/>
      <style:text-properties fo:font-size="10pt"/>
    </style:style>
    <style:style style:name="P15" style:family="paragraph">
      <style:text-properties fo:font-size="10pt"/>
    </style:style>
    <style:style style:name="P16" style:family="paragraph">
      <loext:graphic-properties draw:fill="solid" draw:fill-color="#99ff66"/>
      <style:paragraph-properties fo:text-align="center"/>
      <style:text-properties fo:font-size="10pt" style:font-size-asian="18pt" style:font-size-complex="18pt"/>
    </style:style>
    <style:style style:name="P17" style:family="paragraph">
      <loext:graphic-properties draw:fill="solid" draw:fill-color="#ffd428"/>
      <style:paragraph-properties fo:text-align="center"/>
      <style:text-properties fo:font-size="10pt" style:font-size-asian="18pt" style:font-size-complex="18pt"/>
    </style:style>
    <style:style style:name="P18" style:family="paragraph">
      <loext:graphic-properties draw:fill="solid" draw:fill-color="#99ff66"/>
      <style:paragraph-properties fo:text-align="center"/>
    </style:style>
    <style:style style:name="P19" style:family="paragraph">
      <loext:graphic-properties draw:fill="solid" draw:fill-color="#e8f2a1"/>
      <style:paragraph-properties fo:text-align="center"/>
    </style:style>
    <style:style style:name="P20" style:family="paragraph">
      <loext:graphic-properties draw:fill="solid" draw:fill-color="#afd095" draw:opacity="50%"/>
      <style:paragraph-properties fo:text-align="center"/>
    </style:style>
    <style:style style:name="P21" style:family="paragraph">
      <loext:graphic-properties draw:fill="solid" draw:fill-color="#0066ff"/>
      <style:paragraph-properties fo:text-align="center"/>
    </style:style>
    <style:style style:name="P22" style:family="paragraph">
      <loext:graphic-properties draw:fill-color="#ff99ff"/>
      <style:paragraph-properties fo:text-align="center"/>
    </style:style>
    <style:style style:name="P23" style:family="paragraph">
      <loext:graphic-properties draw:fill-color="#ff99ff"/>
      <style:paragraph-properties fo:text-align="center"/>
      <style:text-properties fo:font-size="14pt" style:font-size-asian="18pt" style:font-size-complex="18pt"/>
    </style:style>
    <style:style style:name="P2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dee6ef"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 style:family="paragraph">
      <loext:graphic-properties draw:fill="solid" draw:fill-color="#cfe7e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e8f2a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align="center" fo:text-indent="0cm"/>
    </style:style>
    <style:style style:name="P29"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0pt" fo:font-style="normal" fo:text-shadow="none" style:text-underline-style="none" fo:font-weight="normal" style:letter-kerning="true" style:font-name-asian="Bitstream Vera Sans"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1" style:family="paragraph">
      <loext:graphic-properties draw:fill="none" draw:fill-color="#cfe7e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8pt" style:font-size-complex="18pt"/>
    </style:style>
    <style:style style:name="T2" style:family="text">
      <style:text-properties fo:font-size="9pt" style:font-size-asian="9pt" style:font-size-complex="9pt"/>
    </style:style>
    <style:style style:name="T3" style:family="text">
      <style:text-properties style:use-window-font-color="true" style:text-outline="false" style:text-line-through-style="none" style:text-line-through-type="none" style:font-name="Liberation Sans" fo:font-size="11pt" fo:font-style="normal" fo:text-shadow="none" style:text-underline-style="none" fo:font-weight="normal" style:letter-kerning="true" style:font-name-asian="Bitstream Vera Sans"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fo:font-size="10pt" fo:font-style="normal" fo:text-shadow="none" style:text-underline-style="none" fo:font-weight="normal" style:letter-kerning="true" style:font-name-asian="Bitstream Vera Sans"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8.6cm" svg:height="8.2cm" svg:x="3cm" svg:y="2cm">
            <text:p/>
            <draw:enhanced-geometry svg:viewBox="0 0 21600 21600" draw:type="rectangle" draw:enhanced-path="M 0 0 L 21600 0 21600 21600 0 21600 0 0 Z N"/>
          </draw:custom-shape>
          <draw:g>
            <draw:custom-shape draw:style-name="gr2" draw:text-style-name="P3" xml:id="id2" draw:id="id2" draw:layer="layout" svg:width="1.4cm" svg:height="1.2cm" svg:x="5.085cm" svg:y="5.607cm">
              <text:p text:style-name="P2"><text:span text:style-name="T1">filt</text:span><text:span text:style-name="T1">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3" draw:id="id3" draw:layer="layout" svg:width="1.4cm" svg:height="1.2cm" svg:x="6.993cm" svg:y="5.607cm">
              <text:p text:style-name="P2"><text:span text:style-name="T1">filt</text:span><text:span text:style-name="T1">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1" draw:id="id1" draw:layer="layout" svg:width="1.4cm" svg:height="1.2cm" svg:x="6.14cm" svg:y="2.636cm">
              <text:p text:style-name="P2"><text:span text:style-name="T1">in</text:span><text:span text:style-name="T1">p</text:span><text:span text:style-name="T1">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4" draw:id="id4" draw:layer="layout" svg:width="1.905cm" svg:height="1.2cm" svg:x="8.898cm" svg:y="5.607cm">
              <text:p text:style-name="P2"><text:span text:style-name="T1">annot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5" draw:id="id5" draw:layer="layout" svg:width="1.905cm" svg:height="1.2cm" svg:x="3.798cm" svg:y="8.365cm">
              <text:p text:style-name="P2"><text:span text:style-name="T1">annot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6" draw:id="id6" draw:layer="layout" svg:width="1.4cm" svg:height="1.2cm" svg:x="6.081cm" svg:y="8.365cm">
              <text:p text:style-name="P2"><text:span text:style-name="T1">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6.84cm" svg:y1="3.836cm" svg:x2="5.785cm" svg:y2="5.607cm" draw:start-shape="id1" draw:start-glue-point="2" draw:end-shape="id2" draw:end-glue-point="0" svg:d="M6840 3836v886h-1055v885" svg:viewBox="0 0 1056 1772">
              <text:p/>
            </draw:connector>
            <draw:connector draw:style-name="gr4" draw:text-style-name="P4" draw:layer="layout" svg:x1="6.84cm" svg:y1="3.836cm" svg:x2="7.693cm" svg:y2="5.607cm" draw:start-shape="id1" draw:start-glue-point="2" draw:end-shape="id3" draw:end-glue-point="0" svg:d="M6840 3836v886h853v885" svg:viewBox="0 0 854 1772">
              <text:p/>
            </draw:connector>
            <draw:connector draw:style-name="gr4" draw:text-style-name="P4" draw:layer="layout" svg:x1="6.84cm" svg:y1="3.836cm" svg:x2="9.85cm" svg:y2="5.607cm" draw:start-shape="id1" draw:start-glue-point="2" draw:end-shape="id4" draw:end-glue-point="0" svg:d="M6840 3836v886h3010v885" svg:viewBox="0 0 3011 1772">
              <text:p/>
            </draw:connector>
            <draw:connector draw:style-name="gr4" draw:text-style-name="P4" draw:layer="layout" svg:x1="5.785cm" svg:y1="6.807cm" svg:x2="4.75cm" svg:y2="8.365cm" draw:start-shape="id2" draw:start-glue-point="2" draw:end-shape="id5" draw:end-glue-point="0" svg:d="M5785 6807v780h-1035v778" svg:viewBox="0 0 1036 1559">
              <text:p/>
            </draw:connector>
            <draw:connector draw:style-name="gr4" draw:text-style-name="P4" draw:layer="layout" svg:x1="5.785cm" svg:y1="6.807cm" svg:x2="6.781cm" svg:y2="8.365cm" draw:start-shape="id2" draw:start-glue-point="2" draw:end-shape="id6" draw:end-glue-point="0" svg:d="M5785 6807v780h996v778" svg:viewBox="0 0 997 1559">
              <text:p/>
            </draw:connector>
          </draw:g>
        </draw:g>
        <draw:g>
          <draw:custom-shape draw:style-name="gr5" draw:text-style-name="P1" draw:layer="layout" svg:width="11.4cm" svg:height="8.2cm" svg:x="2.5cm" svg:y="11.2cm">
            <text:p/>
            <draw:enhanced-geometry svg:viewBox="0 0 21600 21600" draw:type="rectangle" draw:enhanced-path="M 0 0 L 21600 0 21600 21600 0 21600 0 0 Z N"/>
          </draw:custom-shape>
          <draw:g>
            <draw:custom-shape draw:style-name="gr2" draw:text-style-name="P3" xml:id="id8" draw:id="id8" draw:layer="layout" svg:width="1.4cm" svg:height="1.2cm" svg:x="4.536cm" svg:y="14.791cm">
              <text:p text:style-name="P2"><text:span text:style-name="T1">f</text:span><text:span text:style-name="T1">i</text:span><text:span text:style-name="T1">l</text:span><text:span text:style-name="T1">t</text:span><text:span text:style-name="T1">e</text:span><text:span text:style-name="T1">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9" draw:id="id9" draw:layer="layout" svg:width="1.4cm" svg:height="1.2cm" svg:x="6.444cm" svg:y="14.791cm">
              <text:p text:style-name="P2"><text:span text:style-name="T1">fil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7" draw:id="id7" draw:layer="layout" svg:width="1.4cm" svg:height="1.2cm" svg:x="5.591cm" svg:y="11.852cm">
              <text:p text:style-name="P2"><text:span text:style-name="T1">i</text:span><text:span text:style-name="T1">n</text:span><text:span text:style-name="T1">p</text:span><text:span text:style-name="T1">u</text:span><text:span text:style-name="T1">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10" draw:id="id10" draw:layer="layout" svg:width="1.905cm" svg:height="1.2cm" svg:x="8.349cm" svg:y="14.791cm">
              <text:p text:style-name="P2"><text:span text:style-name="T1">a</text:span><text:span text:style-name="T1">n</text:span><text:span text:style-name="T1">n</text:span><text:span text:style-name="T1">o</text:span><text:span text:style-name="T1">t</text:span><text:span text:style-name="T1">a</text:span><text:span text:style-name="T1">t</text:span><text:span text:style-name="T1">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11" draw:id="id11" draw:layer="layout" svg:width="1.905cm" svg:height="1.2cm" svg:x="3.249cm" svg:y="17.549cm">
              <text:p text:style-name="P2"><text:span text:style-name="T1">a</text:span><text:span text:style-name="T1">n</text:span><text:span text:style-name="T1">n</text:span><text:span text:style-name="T1">o</text:span><text:span text:style-name="T1">t</text:span><text:span text:style-name="T1">a</text:span><text:span text:style-name="T1">t</text:span><text:span text:style-name="T1">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12" draw:id="id12" draw:layer="layout" svg:width="1.4cm" svg:height="1.2cm" svg:x="5.532cm" svg:y="17.549cm">
              <text:p text:style-name="P2"><text:span text:style-name="T1">f</text:span><text:span text:style-name="T1">i</text:span><text:span text:style-name="T1">l</text:span><text:span text:style-name="T1">t</text:span><text:span text:style-name="T1">e</text:span><text:span text:style-name="T1">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4" draw:layer="layout" svg:x1="6.291cm" svg:y1="13.052cm" svg:x2="5.236cm" svg:y2="14.791cm" draw:start-shape="id7" draw:start-glue-point="2" draw:end-shape="id8" draw:end-glue-point="0" svg:d="M6291 13052v870h-1055v869" svg:viewBox="0 0 1056 1740">
              <text:p/>
            </draw:connector>
            <draw:connector draw:style-name="gr6" draw:text-style-name="P4" draw:layer="layout" svg:x1="6.291cm" svg:y1="13.052cm" svg:x2="7.144cm" svg:y2="14.791cm" draw:start-shape="id7" draw:start-glue-point="2" draw:end-shape="id9" draw:end-glue-point="0" svg:d="M6291 13052v870h853v869" svg:viewBox="0 0 854 1740">
              <text:p/>
            </draw:connector>
            <draw:connector draw:style-name="gr6" draw:text-style-name="P4" draw:layer="layout" svg:x1="6.291cm" svg:y1="13.052cm" svg:x2="9.301cm" svg:y2="14.791cm" draw:start-shape="id7" draw:start-glue-point="2" draw:end-shape="id10" draw:end-glue-point="0" svg:d="M6291 13052v870h3010v869" svg:viewBox="0 0 3011 1740">
              <text:p/>
            </draw:connector>
            <draw:connector draw:style-name="gr6" draw:text-style-name="P4" draw:layer="layout" svg:x1="5.236cm" svg:y1="15.991cm" svg:x2="4.201cm" svg:y2="17.549cm" draw:start-shape="id8" draw:start-glue-point="2" draw:end-shape="id11" draw:end-glue-point="0" svg:d="M5236 15991v780h-1035v778" svg:viewBox="0 0 1036 1559">
              <text:p/>
            </draw:connector>
            <draw:connector draw:style-name="gr6" draw:text-style-name="P4" draw:layer="layout" svg:x1="5.236cm" svg:y1="15.991cm" svg:x2="6.232cm" svg:y2="17.549cm" draw:start-shape="id8" draw:start-glue-point="2" draw:end-shape="id12" draw:end-glue-point="0" svg:d="M5236 15991v780h996v778" svg:viewBox="0 0 997 1559">
              <text:p/>
            </draw:connector>
            <draw:custom-shape draw:style-name="gr7" draw:text-style-name="P5" xml:id="id13" draw:id="id13" draw:layer="layout" svg:width="1.905cm" svg:height="1.2cm" svg:x="11.246cm" svg:y="11.852cm">
              <text:p text:style-name="P2"><text:span text:style-name="T1">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1.246cm" svg:y1="12.452cm" svg:x2="6.991cm" svg:y2="12.452cm" draw:start-shape="id13" draw:start-glue-point="3" draw:end-shape="id7" draw:end-glue-point="1" svg:d="M11246 12452h-4255" svg:viewBox="0 0 4256 1">
              <text:p/>
            </draw:connector>
            <draw:connector draw:style-name="gr4" draw:text-style-name="P4" draw:layer="layout" svg:x1="12.198cm" svg:y1="13.052cm" svg:x2="10.254cm" svg:y2="15.391cm" draw:start-shape="id13" draw:start-glue-point="2" draw:end-shape="id10" draw:end-glue-point="1" svg:d="M12198 13052v2339h-1944" svg:viewBox="0 0 1945 2340">
              <text:p/>
            </draw:connector>
            <draw:connector draw:style-name="gr4" draw:text-style-name="P4" draw:layer="layout" svg:x1="12.198cm" svg:y1="13.052cm" svg:x2="6.932cm" svg:y2="18.149cm" draw:start-shape="id13" draw:start-glue-point="2" draw:end-shape="id12" draw:end-glue-point="1" svg:d="M12198 13052v5097h-5266" svg:viewBox="0 0 5267 5098">
              <text:p/>
            </draw:connector>
          </draw:g>
        </draw:g>
      </draw:page>
      <draw:page draw:name="page2" draw:style-name="dp1" draw:master-page-name="Empty_25_20diagram">
        <draw:g>
          <draw:custom-shape draw:style-name="gr8" draw:text-style-name="P1" draw:layer="layout" svg:width="8.3cm" svg:height="8.2cm" svg:x="3.2cm" svg:y="1.4cm">
            <text:p/>
            <draw:enhanced-geometry svg:viewBox="0 0 21600 21600" draw:mirror-horizontal="false" draw:mirror-vertical="false" draw:type="rectangle" draw:enhanced-path="M 0 0 L 21600 0 21600 21600 0 21600 0 0 Z N"/>
          </draw:custom-shape>
          <draw:g>
            <draw:custom-shape draw:style-name="gr2" draw:text-style-name="P3" draw:layer="layout" svg:width="1.4cm" svg:height="1.2cm" svg:x="5.135cm" svg:y="5.017cm">
              <text:p text:style-name="P2"><text:span text:style-name="T1">filte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4cm" svg:height="1.2cm" svg:x="7.043cm" svg:y="5.017cm">
              <text:p text:style-name="P2"><text:span text:style-name="T1">filte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4cm" svg:height="1.2cm" svg:x="6.999cm" svg:y="2.026cm">
              <text:p text:style-name="P2"><text:span text:style-name="T1">inpu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905cm" svg:height="1.2cm" svg:x="8.948cm" svg:y="5.017cm">
              <text:p text:style-name="P2"><text:span text:style-name="T1">annotat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905cm" svg:height="1.2cm" svg:x="3.848cm" svg:y="7.775cm">
              <text:p text:style-name="P2"><text:span text:style-name="T1">annotat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4cm" svg:height="1.2cm" svg:x="6.131cm" svg:y="7.775cm">
              <text:p text:style-name="P2"><text:span text:style-name="T1">filte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0.539cm" svg:height="0.129cm" svg:x="7.49cm" svg:y="4.18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7.49cm" svg:y="3.987cm">
              <text:p/>
              <draw:enhanced-geometry svg:viewBox="0 0 21600 21600" draw:mirror-horizontal="false" draw:mirror-vertical="false" draw:type="rectangle" draw:enhanced-path="M 0 0 L 21600 0 21600 21600 0 21600 0 0 Z N"/>
            </draw:custom-shape>
            <draw:custom-shape draw:style-name="gr10" draw:text-style-name="P6" draw:layer="layout" svg:width="0.539cm" svg:height="0.31cm" svg:x="7.49cm" svg:y="3.606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7.22cm" svg:y="4.374cm" svg:viewBox="0 0 1079 452" draw:points="810,0 810,258 1079,258 540,452 0,258 270,258 270,0">
              <text:p/>
            </draw:polygon>
            <draw:custom-shape draw:style-name="gr9" draw:text-style-name="P6" draw:layer="layout" svg:width="0.539cm" svg:height="0.129cm" svg:x="7.499cm" svg:y="3.397cm">
              <text:p/>
              <draw:enhanced-geometry svg:viewBox="0 0 21600 21600" draw:mirror-horizontal="false" draw:mirror-vertical="false" draw:type="rectangle" draw:enhanced-path="M 0 0 L 21600 0 21600 21600 0 21600 0 0 Z N"/>
            </draw:custom-shape>
            <draw:polygon draw:style-name="gr9" draw:text-style-name="P6" draw:layer="layout" svg:width="1.799cm" svg:height="0.231cm" svg:x="5.499cm" svg:y="3.694cm" svg:viewBox="0 0 1800 232" draw:points="1800,168 540,168 540,232 1,232 1,168 0,168 0,0 1800,0">
              <text:p/>
            </draw:polygon>
            <draw:custom-shape draw:style-name="gr9" draw:text-style-name="P6" draw:layer="layout" svg:width="0.539cm" svg:height="0.129cm" svg:x="5.469cm" svg:y="4.219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5.469cm" svg:y="4.026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5.199cm" svg:y="4.413cm" svg:viewBox="0 0 1079 452" draw:points="810,0 810,258 1079,258 540,452 0,258 270,258 270,0">
              <text:p/>
            </draw:polygon>
            <draw:polygon draw:style-name="gr9" draw:text-style-name="P6" draw:layer="layout" svg:width="1.799cm" svg:height="0.231cm" svg:x="8.099cm" svg:y="3.694cm" svg:viewBox="0 0 1800 232" draw:points="0,168 1260,168 1260,232 1799,232 1799,168 1800,168 1800,0 0,0">
              <text:p/>
            </draw:polygon>
            <draw:custom-shape draw:style-name="gr9" draw:text-style-name="P6" draw:layer="layout" svg:width="0.539cm" svg:height="0.129cm" svg:x="9.377cm" svg:y="4.187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9.377cm" svg:y="3.994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9.107cm" svg:y="4.381cm" svg:viewBox="0 0 1079 452" draw:points="810,0 810,258 1079,258 540,452 0,258 270,258 270,0">
              <text:p/>
            </draw:polygon>
            <draw:custom-shape draw:style-name="gr9" draw:text-style-name="P6" draw:layer="layout" svg:width="0.539cm" svg:height="0.21cm" svg:x="5.508cm" svg:y="6.582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5.499cm" svg:y="6.397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4.569cm" svg:y="6.98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4.299cm" svg:y="7.174cm" svg:viewBox="0 0 1079 452" draw:points="810,0 810,258 1079,258 540,452 0,258 270,258 270,0">
              <text:p/>
            </draw:polygon>
            <draw:polygon draw:style-name="gr9" draw:text-style-name="P6" draw:layer="layout" svg:width="0.799cm" svg:height="0.231cm" svg:x="4.581cm" svg:y="6.636cm" svg:viewBox="0 0 800 232" draw:points="800,168 540,168 540,232 1,232 1,168 0,168 0,0 800,0">
              <text:p/>
            </draw:polygon>
            <draw:polygon draw:style-name="gr9" draw:text-style-name="P6" draw:layer="layout" svg:width="0.799cm" svg:height="0.231cm" svg:x="6.12cm" svg:y="6.626cm" svg:viewBox="0 0 800 232" draw:points="0,168 260,168 260,232 799,232 799,168 800,168 800,0 0,0">
              <text:p/>
            </draw:polygon>
            <draw:custom-shape draw:style-name="gr9" draw:text-style-name="P6" draw:layer="layout" svg:width="0.539cm" svg:height="0.129cm" svg:x="6.39cm" svg:y="6.97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6.12cm" svg:y="7.164cm" svg:viewBox="0 0 1079 452" draw:points="810,0 810,258 1079,258 540,452 0,258 270,258 270,0">
              <text:p/>
            </draw:polygon>
          </draw:g>
        </draw:g>
        <draw:custom-shape draw:style-name="gr12" draw:text-style-name="P1" draw:layer="layout" svg:width="11.2cm" svg:height="8.2cm" svg:x="2.3cm" svg:y="10.5cm">
          <text:p/>
          <draw:enhanced-geometry svg:viewBox="0 0 21600 21600" draw:mirror-horizontal="false" draw:mirror-vertical="false" draw:type="rectangle" draw:enhanced-path="M 0 0 L 21600 0 21600 21600 0 21600 0 0 Z N"/>
        </draw:custom-shape>
        <draw:g>
          <draw:custom-shape draw:style-name="gr13" draw:text-style-name="P7" xml:id="id16" draw:id="id16" draw:layer="layout" svg:width="5.4cm" svg:height="2.3cm" svg:x="2.9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xml:id="id15" draw:id="id15" draw:layer="layout" svg:width="5.4cm" svg:height="2.3cm" svg:x="4.8cm" svg:y="12.1cm">
            <text:p text:style-name="P2"><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3" draw:layer="layout" svg:width="1.4cm" svg:height="1.2cm" svg:x="4.935cm" svg:y="14.217cm">
              <text:p text:style-name="P2"><text:span text:style-name="T1">filte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4cm" svg:height="1.2cm" svg:x="6.843cm" svg:y="14.217cm">
              <text:p text:style-name="P2"><text:span text:style-name="T1">filte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4cm" svg:height="1.2cm" svg:x="6.799cm" svg:y="11.226cm">
              <text:p text:style-name="P2"><text:span text:style-name="T1">inp</text:span><text:span text:style-name="T1">u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905cm" svg:height="1.2cm" svg:x="8.748cm" svg:y="14.217cm">
              <text:p text:style-name="P2"><text:span text:style-name="T1">a</text:span><text:span text:style-name="T1">n</text:span><text:span text:style-name="T1">n</text:span><text:span text:style-name="T1">o</text:span><text:span text:style-name="T1">t</text:span><text:span text:style-name="T1">a</text:span><text:span text:style-name="T1">t</text:span><text:span text:style-name="T1">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905cm" svg:height="1.2cm" svg:x="3.648cm" svg:y="16.975cm">
              <text:p text:style-name="P2"><text:span text:style-name="T1">a</text:span><text:span text:style-name="T1">n</text:span><text:span text:style-name="T1">n</text:span><text:span text:style-name="T1">ot</text:span><text:span text:style-name="T1">at</text:span><text:span text:style-name="T1">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4cm" svg:height="1.2cm" svg:x="5.931cm" svg:y="16.975cm">
              <text:p text:style-name="P2"><text:span text:style-name="T1">fil</text:span><text:span text:style-name="T1">te</text:span><text:span text:style-name="T1">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0.539cm" svg:height="0.129cm" svg:x="7.29cm" svg:y="13.38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7.29cm" svg:y="13.187cm">
              <text:p/>
              <draw:enhanced-geometry svg:viewBox="0 0 21600 21600" draw:mirror-horizontal="false" draw:mirror-vertical="false" draw:type="rectangle" draw:enhanced-path="M 0 0 L 21600 0 21600 21600 0 21600 0 0 Z N"/>
            </draw:custom-shape>
            <draw:custom-shape draw:style-name="gr10" draw:text-style-name="P6" draw:layer="layout" svg:width="0.539cm" svg:height="0.31cm" svg:x="7.29cm" svg:y="12.806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7.02cm" svg:y="13.574cm" svg:viewBox="0 0 1079 452" draw:points="810,0 810,258 1079,258 540,452 0,258 270,258 270,0">
              <text:p/>
            </draw:polygon>
            <draw:custom-shape draw:style-name="gr9" draw:text-style-name="P6" draw:layer="layout" svg:width="0.539cm" svg:height="0.129cm" svg:x="7.299cm" svg:y="12.597cm">
              <text:p/>
              <draw:enhanced-geometry svg:viewBox="0 0 21600 21600" draw:mirror-horizontal="false" draw:mirror-vertical="false" draw:type="rectangle" draw:enhanced-path="M 0 0 L 21600 0 21600 21600 0 21600 0 0 Z N"/>
            </draw:custom-shape>
            <draw:polygon draw:style-name="gr9" draw:text-style-name="P6" draw:layer="layout" svg:width="1.799cm" svg:height="0.231cm" svg:x="5.299cm" svg:y="12.894cm" svg:viewBox="0 0 1800 232" draw:points="1800,168 540,168 540,232 1,232 1,168 0,168 0,0 1800,0">
              <text:p/>
            </draw:polygon>
            <draw:custom-shape draw:style-name="gr9" draw:text-style-name="P6" draw:layer="layout" svg:width="0.539cm" svg:height="0.129cm" svg:x="5.269cm" svg:y="13.419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5.269cm" svg:y="13.226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4.999cm" svg:y="13.613cm" svg:viewBox="0 0 1079 452" draw:points="810,0 810,258 1079,258 540,452 0,258 270,258 270,0">
              <text:p/>
            </draw:polygon>
            <draw:polygon draw:style-name="gr9" draw:text-style-name="P6" draw:layer="layout" svg:width="1.799cm" svg:height="0.231cm" svg:x="7.899cm" svg:y="12.894cm" svg:viewBox="0 0 1800 232" draw:points="0,168 1260,168 1260,232 1799,232 1799,168 1800,168 1800,0 0,0">
              <text:p/>
            </draw:polygon>
            <draw:custom-shape draw:style-name="gr9" draw:text-style-name="P6" draw:layer="layout" svg:width="0.539cm" svg:height="0.129cm" svg:x="9.177cm" svg:y="13.387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9.177cm" svg:y="13.194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8.907cm" svg:y="13.581cm" svg:viewBox="0 0 1079 452" draw:points="810,0 810,258 1079,258 540,452 0,258 270,258 270,0">
              <text:p/>
            </draw:polygon>
            <draw:custom-shape draw:style-name="gr9" draw:text-style-name="P6" draw:layer="layout" svg:width="0.539cm" svg:height="0.21cm" svg:x="5.308cm" svg:y="15.782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5.299cm" svg:y="15.597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4.369cm" svg:y="16.18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4.099cm" svg:y="16.374cm" svg:viewBox="0 0 1079 452" draw:points="810,0 810,258 1079,258 540,452 0,258 270,258 270,0">
              <text:p/>
            </draw:polygon>
            <draw:polygon draw:style-name="gr9" draw:text-style-name="P6" draw:layer="layout" svg:width="0.799cm" svg:height="0.231cm" svg:x="4.381cm" svg:y="15.836cm" svg:viewBox="0 0 800 232" draw:points="800,168 540,168 540,232 1,232 1,168 0,168 0,0 800,0">
              <text:p/>
            </draw:polygon>
            <draw:polygon draw:style-name="gr9" draw:text-style-name="P6" draw:layer="layout" svg:width="0.799cm" svg:height="0.231cm" svg:x="5.92cm" svg:y="15.826cm" svg:viewBox="0 0 800 232" draw:points="0,168 260,168 260,232 799,232 799,168 800,168 800,0 0,0">
              <text:p/>
            </draw:polygon>
            <draw:custom-shape draw:style-name="gr9" draw:text-style-name="P6" draw:layer="layout" svg:width="0.539cm" svg:height="0.129cm" svg:x="6.19cm" svg:y="16.17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5.92cm" svg:y="16.364cm" svg:viewBox="0 0 1079 452" draw:points="810,0 810,258 1079,258 540,452 0,258 270,258 270,0">
              <text:p/>
            </draw:polygon>
          </draw:g>
          <draw:custom-shape draw:style-name="gr7" draw:text-style-name="P5" xml:id="id14" draw:id="id14" draw:layer="layout" svg:width="1.905cm" svg:height="1.2cm" svg:x="11.1cm" svg:y="11.184cm">
            <text:p text:style-name="P2"><text:span text:style-name="T1">c</text:span><text:span text:style-name="T1">o</text:span><text:span text:style-name="T1">n</text:span><text:span text:style-name="T1">t</text:span><text:span text:style-name="T1">r</text:span><text:span text:style-name="T1">o</text:span><text:span text:style-name="T1">l</text:span><text:span text:style-name="T1">l</text:span><text:span text:style-name="T1">e</text:span><text:span text:style-name="T1">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2.052cm" svg:y1="12.384cm" svg:x2="10.2cm" svg:y2="13.25cm" draw:start-shape="id14" draw:start-glue-point="2" draw:end-shape="id15" draw:end-glue-point="1" svg:d="M12052 12384v866h-1852" svg:viewBox="0 0 1853 867">
            <text:p/>
          </draw:connector>
          <draw:connector draw:style-name="gr4" draw:text-style-name="P4" draw:layer="layout" svg:x1="12.052cm" svg:y1="12.384cm" svg:x2="8.3cm" svg:y2="16.15cm" draw:start-shape="id14" draw:start-glue-point="2" draw:end-shape="id16" draw:end-glue-point="1" svg:d="M12052 12384v3766h-3752" svg:viewBox="0 0 3753 3767">
            <text:p/>
          </draw:connector>
        </draw:g>
        <draw:g>
          <draw:custom-shape draw:style-name="gr14" draw:text-style-name="P1" draw:layer="layout" svg:width="12.9cm" svg:height="3.8cm" svg:x="3cm" svg:y="19.8cm">
            <text:p/>
            <draw:enhanced-geometry svg:viewBox="0 0 21600 21600" draw:mirror-horizontal="false" draw:mirror-vertical="false" draw:type="rectangle" draw:enhanced-path="M 0 0 L 21600 0 21600 21600 0 21600 0 0 Z N"/>
          </draw:custom-shape>
          <draw:g>
            <draw:g>
              <draw:custom-shape draw:style-name="gr15" draw:text-style-name="P8" draw:layer="layout" svg:width="5.6cm" svg:height="2.95cm" svg:x="3.456cm" svg:y="20.2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05cm" svg:height="0.6cm" svg:x="3.894cm" svg:y="20.4cm">
                <text:p text:style-name="P2"><text:span text:style-name="T1">K</text:span><text:span text:style-name="T1">a</text:span><text:span text:style-name="T1">f</text:span><text:span text:style-name="T1">k</text:span><text:span text:style-name="T1">a</text:span><text:span text:style-name="T1"> </text:span><text:span text:style-name="T1">c</text:span><text:span text:style-name="T1">o</text:span><text:span text:style-name="T1">n</text:span><text:span text:style-name="T1">s</text:span><text:span text:style-name="T1">u</text:span><text:span text:style-name="T1">m</text:span><text:span text:style-name="T1">e</text:span><text:span text:style-name="T1">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05cm" svg:height="0.6cm" svg:x="3.894cm" svg:y="22.4cm">
                <text:p text:style-name="P2"><text:span text:style-name="T1">K</text:span><text:span text:style-name="T1">a</text:span><text:span text:style-name="T1">f</text:span><text:span text:style-name="T1">k</text:span><text:span text:style-name="T1">a</text:span><text:span text:style-name="T1"> </text:span><text:span text:style-name="T1">p</text:span><text:span text:style-name="T1">r</text:span><text:span text:style-name="T1">o</text:span><text:span text:style-name="T1">d</text:span><text:span text:style-name="T1">u</text:span><text:span text:style-name="T1">c</text:span><text:span text:style-name="T1">e</text:span><text:span text:style-name="T1">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3cm" svg:height="1cm" svg:x="3.894cm" svg:y="2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2.609cm" svg:height="0.776cm" svg:x="4.135cm" svg:y="21.324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frame draw:style-name="gr18" draw:text-style-name="P4" draw:layer="layout" svg:width="2.016cm" svg:height="1.8cm" svg:x="6.844cm" svg:y="20.2cm">
                <draw:image xlink:href="Pictures/100002010000010F000000F295156A79B8E713D1.png" xlink:type="simple" xlink:show="embed" xlink:actuate="onLoad" loext:mime-type="image/png">
                  <text:p/>
                </draw:image>
              </draw:frame>
            </draw:g>
            <draw:g>
              <draw:custom-shape draw:style-name="gr15" draw:text-style-name="P8" draw:layer="layout" svg:width="5.6cm" svg:height="2.95cm" svg:x="9.844cm" svg:y="20.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05cm" svg:height="0.6cm" svg:x="10.294cm" svg:y="20.4cm">
                <text:p text:style-name="P2"><text:span text:style-name="T1">Kafka </text:span><text:span text:style-name="T1">consum</text:span><text:span text:style-name="T1">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05cm" svg:height="0.6cm" svg:x="10.294cm" svg:y="22.4cm">
                <text:p text:style-name="P2"><text:span text:style-name="T1">Kafk</text:span><text:span text:style-name="T1">a </text:span><text:span text:style-name="T1">prod</text:span><text:span text:style-name="T1">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3cm" svg:height="1cm" svg:x="10.294cm" svg:y="2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2.016cm" svg:height="1.8cm" svg:x="13.244cm" svg:y="20.2cm">
                <draw:image xlink:href="Pictures/100002010000010F000000F295156A79B8E713D1.png" xlink:type="simple" xlink:show="embed" xlink:actuate="onLoad" loext:mime-type="image/png">
                  <text:p/>
                </draw:image>
              </draw:frame>
              <draw:frame draw:style-name="gr18" draw:text-style-name="P4" draw:layer="layout" svg:width="1.588cm" svg:height="0.854cm" svg:x="10.456cm" svg:y="21.25cm">
                <draw:image xlink:href="Pictures/1000020100000365000001D4E70BC1E661E34BBE.png" xlink:type="simple" xlink:show="embed" xlink:actuate="onLoad" loext:mime-type="image/png">
                  <text:p/>
                </draw:image>
              </draw:frame>
            </draw:g>
          </draw:g>
        </draw:g>
      </draw:page>
      <draw:page draw:name="page3" draw:style-name="dp1" draw:master-page-name="Empty_25_20diagram">
        <draw:custom-shape draw:style-name="gr19" draw:text-style-name="P1" draw:layer="layout" svg:width="8.452cm" svg:height="3.804cm" svg:x="2.113cm" svg:y="3.744cm">
          <text:p/>
          <draw:enhanced-geometry svg:viewBox="0 0 21600 21600" draw:mirror-horizontal="false" draw:mirror-vertical="false" draw:type="rectangle" draw:enhanced-path="M 0 0 L 21600 0 21600 21600 0 21600 0 0 Z N"/>
        </draw:custom-shape>
        <draw:custom-shape draw:style-name="gr20" draw:text-style-name="P8" draw:layer="layout" svg:width="5.6cm" svg:height="2.998cm" svg:x="2.428cm" svg:y="4.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3.05cm" svg:height="0.61cm" svg:x="2.866cm" svg:y="4.298cm">
          <text:p text:style-name="P2"><text:span text:style-name="T1">K</text:span><text:span text:style-name="T1">af</text:span><text:span text:style-name="T1">k</text:span><text:span text:style-name="T1">a </text:span><text:span text:style-name="T1">in</text:span><text:span text:style-name="T1">p</text:span><text:span text:style-name="T1">ut</text:span><text:span text:style-name="T1">/o</text:span><text:span text:style-name="T1">ut</text:span><text:span text:style-name="T1">p</text:span><text:span text:style-name="T1">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draw:layer="layout" svg:width="3cm" svg:height="1.874cm" svg:x="2.866cm" svg:y="5.1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2.609cm" svg:height="0.789cm" svg:x="3.107cm" svg:y="5.237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frame draw:style-name="gr18" draw:text-style-name="P4" draw:layer="layout" svg:width="1.906cm" svg:height="1.729cm" svg:x="5.871cm" svg:y="4.195cm">
          <draw:image xlink:href="Pictures/100002010000010F000000F295156A79B8E713D1.png" xlink:type="simple" xlink:show="embed" xlink:actuate="onLoad" loext:mime-type="image/png">
            <text:p/>
          </draw:image>
        </draw:frame>
        <draw:custom-shape draw:style-name="gr23" draw:text-style-name="P11" draw:layer="layout" svg:width="1.125cm" svg:height="0.736cm" svg:x="3.1cm" svg:y="6.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4" draw:text-style-name="P12" draw:layer="layout" svg:width="1.125cm" svg:height="0.735cm" svg:x="4.41cm" svg:y="6.12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3" draw:text-style-name="P11" draw:layer="layout" svg:width="1.125cm" svg:height="0.735cm" svg:x="8.586cm" svg:y="5.0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line draw:style-name="gr25" draw:text-style-name="P4" draw:layer="layout" svg:x1="5.068cm" svg:y1="6.482cm" svg:x2="8.642cm" svg:y2="5.591cm">
          <text:p/>
        </draw:line>
        <draw:frame draw:style-name="gr26" draw:text-style-name="P13" draw:layer="layout" svg:width="1.958cm" svg:height="0.607cm" svg:x="8.292cm" svg:y="4.368cm">
          <draw:text-box>
            <text:p><text:span text:style-name="T2">User code</text:span></text:p>
          </draw:text-box>
        </draw:frame>
        <draw:custom-shape draw:style-name="gr2" draw:text-style-name="P3" draw:layer="layout" svg:width="1.4cm" svg:height="1.2cm" svg:x="7.413cm" svg:y="10.162cm">
          <text:p text:style-name="P2"><text:span text:style-name="T1">fi</text:span><text:span text:style-name="T1">lt</text:span><text:span text:style-name="T1">e</text:span><text:span text:style-name="T1">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905cm" svg:height="1.2cm" svg:x="10.362cm" svg:y="10.621cm">
          <text:p text:style-name="P2"><text:span text:style-name="T1">a</text:span><text:span text:style-name="T1">n</text:span><text:span text:style-name="T1">n</text:span><text:span text:style-name="T1">ot</text:span><text:span text:style-name="T1">at</text:span><text:span text:style-name="T1">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7" draw:text-style-name="P1" draw:layer="layout" svg:width="9.626cm" svg:height="8.2cm" svg:x="2.502cm" svg:y="12.093cm">
            <text:p/>
            <draw:enhanced-geometry svg:viewBox="0 0 21600 21600" draw:mirror-horizontal="false" draw:mirror-vertical="false" draw:type="rectangle" draw:enhanced-path="M 0 0 L 21600 0 21600 21600 0 21600 0 0 Z N"/>
          </draw:custom-shape>
          <draw:g>
            <draw:custom-shape draw:style-name="gr2" draw:text-style-name="P3" draw:layer="layout" svg:width="1.4cm" svg:height="1.2cm" svg:x="7.051cm" svg:y="12.68cm">
              <text:p text:style-name="P2"><text:span text:style-name="T1">inpu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0.539cm" svg:height="0.129cm" svg:x="7.542cm" svg:y="14.834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7.542cm" svg:y="14.641cm">
              <text:p/>
              <draw:enhanced-geometry svg:viewBox="0 0 21600 21600" draw:mirror-horizontal="false" draw:mirror-vertical="false" draw:type="rectangle" draw:enhanced-path="M 0 0 L 21600 0 21600 21600 0 21600 0 0 Z N"/>
            </draw:custom-shape>
            <draw:custom-shape draw:style-name="gr10" draw:text-style-name="P6" draw:layer="layout" svg:width="0.539cm" svg:height="0.31cm" svg:x="7.542cm" svg:y="14.26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7.272cm" svg:y="15.028cm" svg:viewBox="0 0 1079 452" draw:points="810,0 810,258 1079,258 540,452 0,258 270,258 270,0">
              <text:p/>
            </draw:polygon>
            <draw:custom-shape draw:style-name="gr9" draw:text-style-name="P6" draw:layer="layout" svg:width="0.539cm" svg:height="0.129cm" svg:x="7.551cm" svg:y="14.051cm">
              <text:p/>
              <draw:enhanced-geometry svg:viewBox="0 0 21600 21600" draw:mirror-horizontal="false" draw:mirror-vertical="false" draw:type="rectangle" draw:enhanced-path="M 0 0 L 21600 0 21600 21600 0 21600 0 0 Z N"/>
            </draw:custom-shape>
            <draw:polygon draw:style-name="gr9" draw:text-style-name="P6" draw:layer="layout" svg:width="1.799cm" svg:height="0.231cm" svg:x="5.551cm" svg:y="14.348cm" svg:viewBox="0 0 1800 232" draw:points="1800,168 540,168 540,232 1,232 1,168 0,168 0,0 1800,0">
              <text:p/>
            </draw:polygon>
            <draw:custom-shape draw:style-name="gr9" draw:text-style-name="P6" draw:layer="layout" svg:width="0.539cm" svg:height="0.129cm" svg:x="5.521cm" svg:y="14.873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5.521cm" svg:y="14.68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5.251cm" svg:y="15.067cm" svg:viewBox="0 0 1079 452" draw:points="810,0 810,258 1079,258 540,452 0,258 270,258 270,0">
              <text:p/>
            </draw:polygon>
            <draw:polygon draw:style-name="gr9" draw:text-style-name="P6" draw:layer="layout" svg:width="1.799cm" svg:height="0.231cm" svg:x="8.151cm" svg:y="14.348cm" svg:viewBox="0 0 1800 232" draw:points="0,168 1260,168 1260,232 1799,232 1799,168 1800,168 1800,0 0,0">
              <text:p/>
            </draw:polygon>
            <draw:custom-shape draw:style-name="gr9" draw:text-style-name="P6" draw:layer="layout" svg:width="0.539cm" svg:height="0.129cm" svg:x="9.429cm" svg:y="14.841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9.429cm" svg:y="14.648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9.159cm" svg:y="15.035cm" svg:viewBox="0 0 1079 452" draw:points="810,0 810,258 1079,258 540,452 0,258 270,258 270,0">
              <text:p/>
            </draw:polygon>
            <draw:custom-shape draw:style-name="gr9" draw:text-style-name="P6" draw:layer="layout" svg:width="0.539cm" svg:height="0.21cm" svg:x="5.082cm" svg:y="17.236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5.551cm" svg:y="16.351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4.143cm" svg:y="17.634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3.873cm" svg:y="17.828cm" svg:viewBox="0 0 1079 452" draw:points="810,0 810,258 1079,258 540,452 0,258 270,258 270,0">
              <text:p/>
            </draw:polygon>
            <draw:polygon draw:style-name="gr9" draw:text-style-name="P6" draw:layer="layout" svg:width="0.799cm" svg:height="0.231cm" svg:x="4.155cm" svg:y="17.29cm" svg:viewBox="0 0 800 232" draw:points="800,168 540,168 540,232 1,232 1,168 0,168 0,0 800,0">
              <text:p/>
            </draw:polygon>
            <draw:polygon draw:style-name="gr9" draw:text-style-name="P6" draw:layer="layout" svg:width="0.799cm" svg:height="0.231cm" svg:x="5.694cm" svg:y="17.28cm" svg:viewBox="0 0 800 232" draw:points="0,168 260,168 260,232 799,232 799,168 800,168 800,0 0,0">
              <text:p/>
            </draw:polygon>
            <draw:custom-shape draw:style-name="gr9" draw:text-style-name="P6" draw:layer="layout" svg:width="0.539cm" svg:height="0.129cm" svg:x="5.964cm" svg:y="17.624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5.694cm" svg:y="17.818cm" svg:viewBox="0 0 1079 452" draw:points="810,0 810,258 1079,258 540,452 0,258 270,258 270,0">
              <text:p/>
            </draw:polygon>
            <draw:g>
              <draw:custom-shape draw:style-name="gr28" draw:text-style-name="P8" draw:layer="layout" svg:width="2.532cm" svg:height="1.272cm" svg:x="3.97cm" svg:y="15.77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9" draw:layer="layout" svg:width="1.379cm" svg:height="0.259cm" svg:x="4.168cm" svg:y="15.843cm">
                <text:p text:style-name="P2"><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1.356cm" svg:height="0.795cm" svg:x="4.168cm" svg:y="16.1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1.18cm" svg:height="0.335cm" svg:x="4.277cm" svg:y="16.241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frame draw:style-name="gr18" draw:text-style-name="P4" draw:layer="layout" svg:width="0.862cm" svg:height="0.734cm" svg:x="5.527cm" svg:y="15.799cm">
                <draw:image xlink:href="Pictures/100002010000010F000000F295156A79B8E713D1.png" xlink:type="simple" xlink:show="embed" xlink:actuate="onLoad" loext:mime-type="image/png">
                  <text:p/>
                </draw:image>
              </draw:frame>
              <draw:custom-shape draw:style-name="gr31" draw:text-style-name="P11" draw:layer="layout" svg:width="0.509cm" svg:height="0.312cm" svg:x="4.274cm" svg:y="16.6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32" draw:text-style-name="P12" draw:layer="layout" svg:width="0.509cm" svg:height="0.311cm" svg:x="4.866cm" svg:y="16.6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custom-shape draw:style-name="gr28" draw:text-style-name="P8" draw:layer="layout" svg:width="2.532cm" svg:height="1.272cm" svg:x="9.264cm" svg:y="15.77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9" draw:layer="layout" svg:width="1.379cm" svg:height="0.259cm" svg:x="9.462cm" svg:y="15.8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1.356cm" svg:height="0.795cm" svg:x="9.462cm" svg:y="16.1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1.18cm" svg:height="0.335cm" svg:x="9.571cm" svg:y="16.241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frame draw:style-name="gr18" draw:text-style-name="P4" draw:layer="layout" svg:width="0.862cm" svg:height="0.734cm" svg:x="10.821cm" svg:y="15.799cm">
                <draw:image xlink:href="Pictures/100002010000010F000000F295156A79B8E713D1.png" xlink:type="simple" xlink:show="embed" xlink:actuate="onLoad" loext:mime-type="image/png">
                  <text:p/>
                </draw:image>
              </draw:frame>
              <draw:custom-shape draw:style-name="gr31" draw:text-style-name="P11" draw:layer="layout" svg:width="0.509cm" svg:height="0.312cm" svg:x="9.568cm" svg:y="16.6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32" draw:text-style-name="P12" draw:layer="layout" svg:width="0.509cm" svg:height="0.311cm" svg:x="10.16cm" svg:y="16.6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custom-shape draw:style-name="gr28" draw:text-style-name="P8" draw:layer="layout" svg:width="2.532cm" svg:height="1.272cm" svg:x="5.48cm" svg:y="18.43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9" draw:layer="layout" svg:width="1.379cm" svg:height="0.259cm" svg:x="5.678cm" svg:y="18.4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1.356cm" svg:height="0.795cm" svg:x="5.678cm" svg:y="18.8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0.862cm" svg:height="0.734cm" svg:x="7.037cm" svg:y="18.455cm">
                <draw:image xlink:href="Pictures/100002010000010F000000F295156A79B8E713D1.png" xlink:type="simple" xlink:show="embed" xlink:actuate="onLoad" loext:mime-type="image/png">
                  <text:p/>
                </draw:image>
              </draw:frame>
              <draw:custom-shape draw:style-name="gr31" draw:text-style-name="P11" draw:layer="layout" svg:width="0.509cm" svg:height="0.312cm" svg:x="5.784cm" svg:y="19.26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32" draw:text-style-name="P12" draw:layer="layout" svg:width="0.509cm" svg:height="0.311cm" svg:x="6.376cm" svg:y="19.27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8" draw:text-style-name="P4" draw:layer="layout" svg:width="0.834cm" svg:height="0.347cm" svg:x="5.797cm" svg:y="18.891cm">
                <draw:image xlink:href="Pictures/1000020100000365000001D4E70BC1E661E34BBE.png" xlink:type="simple" xlink:show="embed" xlink:actuate="onLoad" loext:mime-type="image/png">
                  <text:p/>
                </draw:image>
              </draw:frame>
            </draw:g>
            <draw:g>
              <draw:custom-shape draw:style-name="gr28" draw:text-style-name="P8" draw:layer="layout" svg:width="2.532cm" svg:height="1.272cm" svg:x="2.835cm" svg:y="18.43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9" draw:layer="layout" svg:width="1.379cm" svg:height="0.259cm" svg:x="3.033cm" svg:y="18.4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1.356cm" svg:height="0.795cm" svg:x="3.033cm" svg:y="18.8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1.18cm" svg:height="0.335cm" svg:x="3.142cm" svg:y="18.897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frame draw:style-name="gr18" draw:text-style-name="P4" draw:layer="layout" svg:width="0.862cm" svg:height="0.734cm" svg:x="4.392cm" svg:y="18.455cm">
                <draw:image xlink:href="Pictures/100002010000010F000000F295156A79B8E713D1.png" xlink:type="simple" xlink:show="embed" xlink:actuate="onLoad" loext:mime-type="image/png">
                  <text:p/>
                </draw:image>
              </draw:frame>
              <draw:custom-shape draw:style-name="gr31" draw:text-style-name="P11" draw:layer="layout" svg:width="0.509cm" svg:height="0.312cm" svg:x="3.139cm" svg:y="19.26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32" draw:text-style-name="P12" draw:layer="layout" svg:width="0.509cm" svg:height="0.311cm" svg:x="3.731cm" svg:y="19.27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custom-shape draw:style-name="gr28" draw:text-style-name="P8" draw:layer="layout" svg:width="2.532cm" svg:height="1.272cm" svg:x="6.607cm" svg:y="15.77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9" draw:layer="layout" svg:width="1.379cm" svg:height="0.259cm" svg:x="6.805cm" svg:y="15.8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1.356cm" svg:height="0.795cm" svg:x="6.805cm" svg:y="16.1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0.862cm" svg:height="0.734cm" svg:x="8.164cm" svg:y="15.795cm">
                <draw:image xlink:href="Pictures/100002010000010F000000F295156A79B8E713D1.png" xlink:type="simple" xlink:show="embed" xlink:actuate="onLoad" loext:mime-type="image/png">
                  <text:p/>
                </draw:image>
              </draw:frame>
              <draw:custom-shape draw:style-name="gr31" draw:text-style-name="P11" draw:layer="layout" svg:width="0.509cm" svg:height="0.312cm" svg:x="6.911cm" svg:y="16.60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32" draw:text-style-name="P12" draw:layer="layout" svg:width="0.509cm" svg:height="0.311cm" svg:x="7.503cm" svg:y="16.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8" draw:text-style-name="P4" draw:layer="layout" svg:width="0.834cm" svg:height="0.347cm" svg:x="6.924cm" svg:y="16.231cm">
                <draw:image xlink:href="Pictures/1000020100000365000001D4E70BC1E661E34BBE.png" xlink:type="simple" xlink:show="embed" xlink:actuate="onLoad" loext:mime-type="image/png">
                  <text:p/>
                </draw:image>
              </draw:frame>
            </draw:g>
          </draw:g>
        </draw:g>
      </draw:page>
      <draw:page draw:name="page4" draw:style-name="dp1" draw:master-page-name="Empty_25_20diagram">
        <draw:custom-shape draw:style-name="gr19" draw:text-style-name="P1" draw:layer="layout" svg:width="8.452cm" svg:height="3.804cm" svg:x="2.113cm" svg:y="3.744cm">
          <text:p/>
          <draw:enhanced-geometry svg:viewBox="0 0 21600 21600" draw:mirror-horizontal="false" draw:mirror-vertical="false" draw:type="rectangle" draw:enhanced-path="M 0 0 L 21600 0 21600 21600 0 21600 0 0 Z N"/>
        </draw:custom-shape>
        <draw:custom-shape draw:style-name="gr20" draw:text-style-name="P8" draw:layer="layout" svg:width="5.6cm" svg:height="2.998cm" svg:x="2.428cm" svg:y="4.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9" draw:layer="layout" svg:width="3.05cm" svg:height="0.61cm" svg:x="2.866cm" svg:y="4.298cm">
          <text:p text:style-name="P14"><text:span text:style-name="T1">Kafk</text:span><text:span text:style-name="T1">a </text:span><text:span text:style-name="T1">input</text:span><text:span text:style-name="T1">/outp</text:span><text:span text:style-name="T1">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draw:layer="layout" svg:width="3cm" svg:height="1.874cm" svg:x="2.866cm" svg:y="5.1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2.609cm" svg:height="0.789cm" svg:x="3.107cm" svg:y="5.237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frame draw:style-name="gr18" draw:text-style-name="P4" draw:layer="layout" svg:width="1.906cm" svg:height="1.729cm" svg:x="5.871cm" svg:y="4.195cm">
          <draw:image xlink:href="Pictures/100002010000010F000000F295156A79B8E713D1.png" xlink:type="simple" xlink:show="embed" xlink:actuate="onLoad" loext:mime-type="image/png">
            <text:p/>
          </draw:image>
        </draw:frame>
        <draw:custom-shape draw:style-name="gr23" draw:text-style-name="P11" draw:layer="layout" svg:width="1.125cm" svg:height="0.736cm" svg:x="3.1cm" svg:y="6.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4" draw:text-style-name="P12" draw:layer="layout" svg:width="1.125cm" svg:height="0.735cm" svg:x="4.41cm" svg:y="6.12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3" draw:text-style-name="P11" draw:layer="layout" svg:width="1.125cm" svg:height="0.735cm" svg:x="8.586cm" svg:y="5.0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line draw:style-name="gr25" draw:text-style-name="P4" draw:layer="layout" svg:x1="5.068cm" svg:y1="6.482cm" svg:x2="8.642cm" svg:y2="5.591cm">
          <text:p/>
        </draw:line>
        <draw:frame draw:style-name="gr26" draw:text-style-name="P13" draw:layer="layout" svg:width="1.958cm" svg:height="0.607cm" svg:x="8.292cm" svg:y="4.368cm">
          <draw:text-box>
            <text:p text:style-name="P15"><text:span text:style-name="T2">User code</text:span></text:p>
          </draw:text-box>
        </draw:frame>
        <draw:custom-shape draw:style-name="gr33" draw:text-style-name="P1" draw:layer="layout" svg:width="6.502cm" svg:height="8.2cm" svg:x="-4.794cm" svg:y="12.773cm">
          <text:p/>
          <draw:enhanced-geometry svg:viewBox="0 0 21600 21600" draw:mirror-horizontal="false" draw:mirror-vertical="false" draw:type="rectangle" draw:enhanced-path="M 0 0 L 21600 0 21600 21600 0 21600 0 0 Z N"/>
        </draw:custom-shape>
        <draw:custom-shape draw:style-name="gr2" draw:text-style-name="P3" draw:layer="layout" svg:width="1.4cm" svg:height="1.2cm" svg:x="7.413cm" svg:y="10.162cm">
          <text:p text:style-name="P14"><text:span text:style-name="T1">filte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4cm" svg:height="1.2cm" svg:x="7.991cm" svg:y="12.683cm">
          <text:p text:style-name="P14"><text:span text:style-name="T1">inpu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905cm" svg:height="1.2cm" svg:x="10.362cm" svg:y="10.621cm">
          <text:p text:style-name="P14"><text:span text:style-name="T1">annotat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0.539cm" svg:height="0.129cm" svg:x="8.482cm" svg:y="14.837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8.482cm" svg:y="14.644cm">
          <text:p/>
          <draw:enhanced-geometry svg:viewBox="0 0 21600 21600" draw:mirror-horizontal="false" draw:mirror-vertical="false" draw:type="rectangle" draw:enhanced-path="M 0 0 L 21600 0 21600 21600 0 21600 0 0 Z N"/>
        </draw:custom-shape>
        <draw:custom-shape draw:style-name="gr10" draw:text-style-name="P6" draw:layer="layout" svg:width="0.539cm" svg:height="0.31cm" svg:x="8.482cm" svg:y="14.263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8.212cm" svg:y="15.031cm" svg:viewBox="0 0 1079 452" draw:points="810,0 810,258 1079,258 540,452 0,258 270,258 270,0">
          <text:p/>
        </draw:polygon>
        <draw:custom-shape draw:style-name="gr9" draw:text-style-name="P6" draw:layer="layout" svg:width="0.539cm" svg:height="0.129cm" svg:x="8.491cm" svg:y="14.054cm">
          <text:p/>
          <draw:enhanced-geometry svg:viewBox="0 0 21600 21600" draw:mirror-horizontal="false" draw:mirror-vertical="false" draw:type="rectangle" draw:enhanced-path="M 0 0 L 21600 0 21600 21600 0 21600 0 0 Z N"/>
        </draw:custom-shape>
        <draw:polygon draw:style-name="gr9" draw:text-style-name="P6" draw:layer="layout" svg:width="1.799cm" svg:height="0.231cm" svg:x="6.491cm" svg:y="14.351cm" svg:viewBox="0 0 1800 232" draw:points="1800,168 540,168 540,232 1,232 1,168 0,168 0,0 1800,0">
          <text:p/>
        </draw:polygon>
        <draw:custom-shape draw:style-name="gr9" draw:text-style-name="P6" draw:layer="layout" svg:width="0.539cm" svg:height="0.129cm" svg:x="6.461cm" svg:y="14.876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6.461cm" svg:y="14.683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6.191cm" svg:y="15.07cm" svg:viewBox="0 0 1079 452" draw:points="810,0 810,258 1079,258 540,452 0,258 270,258 270,0">
          <text:p/>
        </draw:polygon>
        <draw:polygon draw:style-name="gr9" draw:text-style-name="P6" draw:layer="layout" svg:width="1.799cm" svg:height="0.231cm" svg:x="9.091cm" svg:y="14.351cm" svg:viewBox="0 0 1800 232" draw:points="0,168 1260,168 1260,232 1799,232 1799,168 1800,168 1800,0 0,0">
          <text:p/>
        </draw:polygon>
        <draw:custom-shape draw:style-name="gr9" draw:text-style-name="P6" draw:layer="layout" svg:width="0.539cm" svg:height="0.129cm" svg:x="10.369cm" svg:y="14.844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10.369cm" svg:y="14.651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10.099cm" svg:y="15.038cm" svg:viewBox="0 0 1079 452" draw:points="810,0 810,258 1079,258 540,452 0,258 270,258 270,0">
          <text:p/>
        </draw:polygon>
        <draw:custom-shape draw:style-name="gr9" draw:text-style-name="P6" draw:layer="layout" svg:width="0.539cm" svg:height="0.21cm" svg:x="6.022cm" svg:y="17.239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6.491cm" svg:y="16.354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5.083cm" svg:y="17.637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4.813cm" svg:y="17.831cm" svg:viewBox="0 0 1079 452" draw:points="810,0 810,258 1079,258 540,452 0,258 270,258 270,0">
          <text:p/>
        </draw:polygon>
        <draw:polygon draw:style-name="gr9" draw:text-style-name="P6" draw:layer="layout" svg:width="0.799cm" svg:height="0.231cm" svg:x="5.095cm" svg:y="17.293cm" svg:viewBox="0 0 800 232" draw:points="800,168 540,168 540,232 1,232 1,168 0,168 0,0 800,0">
          <text:p/>
        </draw:polygon>
        <draw:polygon draw:style-name="gr9" draw:text-style-name="P6" draw:layer="layout" svg:width="0.799cm" svg:height="0.231cm" svg:x="6.634cm" svg:y="17.283cm" svg:viewBox="0 0 800 232" draw:points="0,168 260,168 260,232 799,232 799,168 800,168 800,0 0,0">
          <text:p/>
        </draw:polygon>
        <draw:custom-shape draw:style-name="gr9" draw:text-style-name="P6" draw:layer="layout" svg:width="0.539cm" svg:height="0.129cm" svg:x="6.904cm" svg:y="17.627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6.634cm" svg:y="17.821cm" svg:viewBox="0 0 1079 452" draw:points="810,0 810,258 1079,258 540,452 0,258 270,258 270,0">
          <text:p/>
        </draw:polygon>
        <draw:g>
          <draw:custom-shape draw:style-name="gr28" draw:text-style-name="P8" draw:layer="layout" svg:width="2.532cm" svg:height="1.272cm" svg:x="4.91cm" svg:y="15.78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9" draw:layer="layout" svg:width="1.379cm" svg:height="0.259cm" svg:x="5.108cm" svg:y="15.8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1.356cm" svg:height="0.795cm" svg:x="5.108cm" svg:y="16.19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1.18cm" svg:height="0.335cm" svg:x="5.217cm" svg:y="16.244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frame draw:style-name="gr18" draw:text-style-name="P4" draw:layer="layout" svg:width="0.862cm" svg:height="0.734cm" svg:x="6.467cm" svg:y="15.802cm">
            <draw:image xlink:href="Pictures/100002010000010F000000F295156A79B8E713D1.png" xlink:type="simple" xlink:show="embed" xlink:actuate="onLoad" loext:mime-type="image/png">
              <text:p/>
            </draw:image>
          </draw:frame>
          <draw:custom-shape draw:style-name="gr31" draw:text-style-name="P11" draw:layer="layout" svg:width="0.509cm" svg:height="0.312cm" svg:x="5.214cm" svg:y="16.6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32" draw:text-style-name="P12" draw:layer="layout" svg:width="0.509cm" svg:height="0.311cm" svg:x="5.806cm" svg:y="16.6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custom-shape draw:style-name="gr28" draw:text-style-name="P8" draw:layer="layout" svg:width="2.532cm" svg:height="1.272cm" svg:x="10.204cm" svg:y="15.78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9" draw:layer="layout" svg:width="1.379cm" svg:height="0.259cm" svg:x="10.402cm" svg:y="15.8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1.356cm" svg:height="0.795cm" svg:x="10.402cm" svg:y="16.19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1.18cm" svg:height="0.335cm" svg:x="10.511cm" svg:y="16.244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frame draw:style-name="gr18" draw:text-style-name="P4" draw:layer="layout" svg:width="0.862cm" svg:height="0.734cm" svg:x="11.761cm" svg:y="15.802cm">
            <draw:image xlink:href="Pictures/100002010000010F000000F295156A79B8E713D1.png" xlink:type="simple" xlink:show="embed" xlink:actuate="onLoad" loext:mime-type="image/png">
              <text:p/>
            </draw:image>
          </draw:frame>
          <draw:custom-shape draw:style-name="gr31" draw:text-style-name="P11" draw:layer="layout" svg:width="0.509cm" svg:height="0.312cm" svg:x="10.508cm" svg:y="16.6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32" draw:text-style-name="P12" draw:layer="layout" svg:width="0.509cm" svg:height="0.311cm" svg:x="11.1cm" svg:y="16.6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custom-shape draw:style-name="gr28" draw:text-style-name="P8" draw:layer="layout" svg:width="2.532cm" svg:height="1.272cm" svg:x="6.42cm" svg:y="18.43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9" draw:layer="layout" svg:width="1.379cm" svg:height="0.259cm" svg:x="6.618cm" svg:y="18.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1.356cm" svg:height="0.795cm" svg:x="6.618cm" svg:y="18.84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0.862cm" svg:height="0.734cm" svg:x="7.977cm" svg:y="18.458cm">
            <draw:image xlink:href="Pictures/100002010000010F000000F295156A79B8E713D1.png" xlink:type="simple" xlink:show="embed" xlink:actuate="onLoad" loext:mime-type="image/png">
              <text:p/>
            </draw:image>
          </draw:frame>
          <draw:custom-shape draw:style-name="gr31" draw:text-style-name="P11" draw:layer="layout" svg:width="0.509cm" svg:height="0.312cm" svg:x="6.724cm" svg:y="19.2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32" draw:text-style-name="P12" draw:layer="layout" svg:width="0.509cm" svg:height="0.311cm" svg:x="7.316cm" svg:y="19.27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8" draw:text-style-name="P4" draw:layer="layout" svg:width="0.834cm" svg:height="0.347cm" svg:x="6.737cm" svg:y="18.894cm">
            <draw:image xlink:href="Pictures/1000020100000365000001D4E70BC1E661E34BBE.png" xlink:type="simple" xlink:show="embed" xlink:actuate="onLoad" loext:mime-type="image/png">
              <text:p/>
            </draw:image>
          </draw:frame>
        </draw:g>
        <draw:g>
          <draw:custom-shape draw:style-name="gr28" draw:text-style-name="P8" draw:layer="layout" svg:width="2.532cm" svg:height="1.272cm" svg:x="3.775cm" svg:y="18.43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9" draw:layer="layout" svg:width="1.379cm" svg:height="0.259cm" svg:x="3.973cm" svg:y="18.5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1.356cm" svg:height="0.795cm" svg:x="3.973cm" svg:y="18.84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1.18cm" svg:height="0.335cm" svg:x="4.082cm" svg:y="18.9cm">
            <draw:image xlink:href="Pictures/10003BC5000035B000000FF48359FA5DAA0FE60F.svg" xlink:type="simple" xlink:show="embed" xlink:actuate="onLoad" loext:mime-type="image/svg+xml">
              <text:p/>
            </draw:image>
            <draw:image xlink:href="Pictures/10000201000002070000009A5EACA79A22F418D4.png" xlink:type="simple" xlink:show="embed" xlink:actuate="onLoad" loext:mime-type="image/png"/>
          </draw:frame>
          <draw:frame draw:style-name="gr18" draw:text-style-name="P4" draw:layer="layout" svg:width="0.862cm" svg:height="0.734cm" svg:x="5.332cm" svg:y="18.458cm">
            <draw:image xlink:href="Pictures/100002010000010F000000F295156A79B8E713D1.png" xlink:type="simple" xlink:show="embed" xlink:actuate="onLoad" loext:mime-type="image/png">
              <text:p/>
            </draw:image>
          </draw:frame>
          <draw:custom-shape draw:style-name="gr31" draw:text-style-name="P11" draw:layer="layout" svg:width="0.509cm" svg:height="0.312cm" svg:x="4.079cm" svg:y="19.2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32" draw:text-style-name="P12" draw:layer="layout" svg:width="0.509cm" svg:height="0.311cm" svg:x="4.671cm" svg:y="19.27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custom-shape draw:style-name="gr28" draw:text-style-name="P8" draw:layer="layout" svg:width="2.532cm" svg:height="1.272cm" svg:x="7.547cm" svg:y="15.77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9" draw:layer="layout" svg:width="1.379cm" svg:height="0.259cm" svg:x="7.745cm" svg:y="15.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1.356cm" svg:height="0.795cm" svg:x="7.745cm" svg:y="16.1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0.862cm" svg:height="0.734cm" svg:x="9.104cm" svg:y="15.798cm">
            <draw:image xlink:href="Pictures/100002010000010F000000F295156A79B8E713D1.png" xlink:type="simple" xlink:show="embed" xlink:actuate="onLoad" loext:mime-type="image/png">
              <text:p/>
            </draw:image>
          </draw:frame>
          <draw:custom-shape draw:style-name="gr31" draw:text-style-name="P11" draw:layer="layout" svg:width="0.509cm" svg:height="0.312cm" svg:x="7.851cm" svg:y="16.60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32" draw:text-style-name="P12" draw:layer="layout" svg:width="0.509cm" svg:height="0.311cm" svg:x="8.443cm" svg:y="16.61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8" draw:text-style-name="P4" draw:layer="layout" svg:width="0.834cm" svg:height="0.347cm" svg:x="7.864cm" svg:y="16.234cm">
            <draw:image xlink:href="Pictures/1000020100000365000001D4E70BC1E661E34BBE.png" xlink:type="simple" xlink:show="embed" xlink:actuate="onLoad" loext:mime-type="image/png">
              <text:p/>
            </draw:image>
          </draw:frame>
        </draw:g>
      </draw:page>
      <draw:page draw:name="page5" draw:style-name="dp1" draw:master-page-name="Empty_25_20diagram">
        <draw:custom-shape draw:style-name="gr34" draw:text-style-name="P1" draw:layer="layout" svg:width="6.649cm" svg:height="5.067cm" svg:x="2.339cm" svg:y="2.025cm">
          <text:p/>
          <draw:enhanced-geometry svg:viewBox="0 0 21600 21600" draw:mirror-horizontal="false" draw:mirror-vertical="false" draw:type="rectangle" draw:enhanced-path="M 0 0 L 21600 0 21600 21600 0 21600 0 0 Z N"/>
        </draw:custom-shape>
        <draw:custom-shape draw:style-name="gr2" draw:text-style-name="P3" draw:layer="layout" svg:width="1.4cm" svg:height="1.2cm" svg:x="2.804cm" svg:y="5.454cm">
          <text:p text:style-name="P2"><text:span text:style-name="T1">fi</text:span><text:span text:style-name="T1">lt</text:span><text:span text:style-name="T1">e</text:span><text:span text:style-name="T1">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4cm" svg:height="1.2cm" svg:x="4.712cm" svg:y="5.454cm">
          <text:p text:style-name="P2"><text:span text:style-name="T1">fi</text:span><text:span text:style-name="T1">lt</text:span><text:span text:style-name="T1">e</text:span><text:span text:style-name="T1">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4cm" svg:height="1.2cm" svg:x="4.668cm" svg:y="2.463cm">
          <text:p text:style-name="P2"><text:span text:style-name="T1">i</text:span><text:span text:style-name="T1">n</text:span><text:span text:style-name="T1">p</text:span><text:span text:style-name="T1">u</text:span><text:span text:style-name="T1">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905cm" svg:height="1.2cm" svg:x="6.617cm" svg:y="5.454cm">
          <text:p text:style-name="P2"><text:span text:style-name="T1">annot</text:span><text:span text:style-name="T1">at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0.539cm" svg:height="0.129cm" svg:x="5.159cm" svg:y="4.617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5.159cm" svg:y="4.424cm">
          <text:p/>
          <draw:enhanced-geometry svg:viewBox="0 0 21600 21600" draw:mirror-horizontal="false" draw:mirror-vertical="false" draw:type="rectangle" draw:enhanced-path="M 0 0 L 21600 0 21600 21600 0 21600 0 0 Z N"/>
        </draw:custom-shape>
        <draw:custom-shape draw:style-name="gr10" draw:text-style-name="P6" draw:layer="layout" svg:width="0.539cm" svg:height="0.31cm" svg:x="5.159cm" svg:y="4.043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4.889cm" svg:y="4.811cm" svg:viewBox="0 0 1079 452" draw:points="810,0 810,258 1079,258 540,452 0,258 270,258 270,0">
          <text:p/>
        </draw:polygon>
        <draw:custom-shape draw:style-name="gr9" draw:text-style-name="P6" draw:layer="layout" svg:width="0.539cm" svg:height="0.129cm" svg:x="5.168cm" svg:y="3.834cm">
          <text:p/>
          <draw:enhanced-geometry svg:viewBox="0 0 21600 21600" draw:mirror-horizontal="false" draw:mirror-vertical="false" draw:type="rectangle" draw:enhanced-path="M 0 0 L 21600 0 21600 21600 0 21600 0 0 Z N"/>
        </draw:custom-shape>
        <draw:polygon draw:style-name="gr9" draw:text-style-name="P6" draw:layer="layout" svg:width="1.799cm" svg:height="0.231cm" svg:x="3.168cm" svg:y="4.131cm" svg:viewBox="0 0 1800 232" draw:points="1800,168 540,168 540,232 1,232 1,168 0,168 0,0 1800,0">
          <text:p/>
        </draw:polygon>
        <draw:custom-shape draw:style-name="gr9" draw:text-style-name="P6" draw:layer="layout" svg:width="0.539cm" svg:height="0.129cm" svg:x="3.138cm" svg:y="4.656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3.138cm" svg:y="4.463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2.868cm" svg:y="4.85cm" svg:viewBox="0 0 1079 452" draw:points="810,0 810,258 1079,258 540,452 0,258 270,258 270,0">
          <text:p/>
        </draw:polygon>
        <draw:polygon draw:style-name="gr9" draw:text-style-name="P6" draw:layer="layout" svg:width="1.799cm" svg:height="0.231cm" svg:x="5.768cm" svg:y="4.131cm" svg:viewBox="0 0 1800 232" draw:points="0,168 1260,168 1260,232 1799,232 1799,168 1800,168 1800,0 0,0">
          <text:p/>
        </draw:polygon>
        <draw:custom-shape draw:style-name="gr9" draw:text-style-name="P6" draw:layer="layout" svg:width="0.539cm" svg:height="0.129cm" svg:x="7.046cm" svg:y="4.624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7.046cm" svg:y="4.431cm">
          <text:p/>
          <draw:enhanced-geometry svg:viewBox="0 0 21600 21600" draw:mirror-horizontal="false" draw:mirror-vertical="false" draw:type="rectangle" draw:enhanced-path="M 0 0 L 21600 0 21600 21600 0 21600 0 0 Z N"/>
        </draw:custom-shape>
        <draw:polygon draw:style-name="gr11" draw:text-style-name="P6" draw:layer="layout" svg:width="1.078cm" svg:height="0.451cm" svg:x="6.776cm" svg:y="4.818cm" svg:viewBox="0 0 1079 452" draw:points="810,0 810,258 1079,258 540,452 0,258 270,258 270,0">
          <text:p/>
        </draw:polygon>
        <draw:custom-shape draw:style-name="gr34" draw:text-style-name="P1" draw:layer="layout" svg:width="6.649cm" svg:height="5.067cm" svg:x="9.315cm" svg:y="1.875cm">
          <text:p/>
          <draw:enhanced-geometry svg:viewBox="0 0 21600 21600" draw:mirror-horizontal="false" draw:mirror-vertical="false" draw:type="rectangle" draw:enhanced-path="M 0 0 L 21600 0 21600 21600 0 21600 0 0 Z N"/>
        </draw:custom-shape>
        <draw:custom-shape draw:style-name="gr2" draw:text-style-name="P3" draw:layer="layout" svg:width="1.4cm" svg:height="1.2cm" svg:x="11.663cm" svg:y="2.312cm">
          <text:p text:style-name="P2"><text:span text:style-name="T1">i</text:span><text:span text:style-name="T1">n</text:span><text:span text:style-name="T1">p</text:span><text:span text:style-name="T1">u</text:span><text:span text:style-name="T1">t</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 draw:layer="layout" svg:width="0.539cm" svg:height="0.129cm" svg:x="12.154cm" svg:y="4.466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12.154cm" svg:y="4.273cm">
          <text:p/>
          <draw:enhanced-geometry svg:viewBox="0 0 21600 21600" draw:mirror-horizontal="false" draw:mirror-vertical="false" draw:type="rectangle" draw:enhanced-path="M 0 0 L 21600 0 21600 21600 0 21600 0 0 Z N"/>
        </draw:custom-shape>
        <draw:custom-shape draw:style-name="gr10" draw:text-style-name="P6" draw:layer="layout" svg:width="0.539cm" svg:height="0.31cm" svg:x="12.154cm" svg:y="3.892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12.163cm" svg:y="3.683cm">
          <text:p/>
          <draw:enhanced-geometry svg:viewBox="0 0 21600 21600" draw:mirror-horizontal="false" draw:mirror-vertical="false" draw:type="rectangle" draw:enhanced-path="M 0 0 L 21600 0 21600 21600 0 21600 0 0 Z N"/>
        </draw:custom-shape>
        <draw:polygon draw:style-name="gr9" draw:text-style-name="P6" draw:layer="layout" svg:width="1.799cm" svg:height="0.231cm" svg:x="10.163cm" svg:y="3.98cm" svg:viewBox="0 0 1800 232" draw:points="1800,168 540,168 540,232 1,232 1,168 0,168 0,0 1800,0">
          <text:p/>
        </draw:polygon>
        <draw:custom-shape draw:style-name="gr9" draw:text-style-name="P6" draw:layer="layout" svg:width="0.539cm" svg:height="0.129cm" svg:x="10.133cm" svg:y="4.514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10.133cm" svg:y="4.312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14.261cm" svg:y="4.473cm">
          <text:p/>
          <draw:enhanced-geometry svg:viewBox="0 0 21600 21600" draw:mirror-horizontal="false" draw:mirror-vertical="false" draw:type="rectangle" draw:enhanced-path="M 0 0 L 21600 0 21600 21600 0 21600 0 0 Z N"/>
        </draw:custom-shape>
        <draw:custom-shape draw:style-name="gr9" draw:text-style-name="P6" draw:layer="layout" svg:width="0.539cm" svg:height="0.129cm" svg:x="14.261cm" svg:y="4.28cm">
          <text:p/>
          <draw:enhanced-geometry svg:viewBox="0 0 21600 21600" draw:mirror-horizontal="false" draw:mirror-vertical="false" draw:type="rectangle" draw:enhanced-path="M 0 0 L 21600 0 21600 21600 0 21600 0 0 Z N"/>
        </draw:custom-shape>
        <draw:path draw:style-name="gr35" draw:text-style-name="P3" draw:layer="layout" svg:width="1.905cm" svg:height="1.2cm" svg:x="13.611cm" svg:y="5.303cm" svg:viewBox="0 0 1906 1201" svg:d="M375 0h167v1201h-167zM210 1201h-10c-100 0-200-101-200-201v-800c0-100 100-200 200-200h10zM1359 0h165v1201h-165zM1194 1201h-166v-1201h166zM707 0h156v1201h-156zM1689 0h16c100 0 201 100 201 200v800c0 100-101 201-201 201h-16z">
          <text:p/>
        </draw:path>
        <draw:polygon draw:style-name="gr9" draw:text-style-name="P6" draw:layer="layout" svg:width="2.001cm" svg:height="0.231cm" svg:x="12.781cm" svg:y="3.98cm" svg:viewBox="0 0 2002 232" draw:points="202,0 2002,0 2002,168 2001,168 2001,232 1462,232 1462,168 546,168 546,169 0,169 0,1 202,1">
          <text:p/>
        </draw:polygon>
        <draw:g>
          <draw:polygon draw:style-name="gr11" draw:text-style-name="P6" draw:layer="layout" svg:width="0.3cm" svg:height="0.356cm" svg:x="13.907cm" svg:y="4.767cm" svg:viewBox="0 0 301 357" draw:points="226,0 226,204 301,204 151,357 0,204 75,204 75,0">
            <text:p/>
          </draw:polygon>
          <draw:polygon draw:style-name="gr11" draw:text-style-name="P6" draw:layer="layout" svg:width="0.3cm" svg:height="0.356cm" svg:x="14.23cm" svg:y="4.758cm" svg:viewBox="0 0 301 357" draw:points="226,0 226,204 301,204 151,357 0,204 75,204 75,0">
            <text:p/>
          </draw:polygon>
          <draw:polygon draw:style-name="gr11" draw:text-style-name="P6" draw:layer="layout" svg:width="0.3cm" svg:height="0.356cm" svg:x="14.56cm" svg:y="4.768cm" svg:viewBox="0 0 301 357" draw:points="226,0 226,204 301,204 151,357 0,204 75,204 75,0">
            <text:p/>
          </draw:polygon>
          <draw:polygon draw:style-name="gr11" draw:text-style-name="P6" draw:layer="layout" svg:width="0.3cm" svg:height="0.356cm" svg:x="14.891cm" svg:y="4.768cm" svg:viewBox="0 0 301 357" draw:points="226,0 226,204 301,204 151,357 0,204 75,204 75,0">
            <text:p/>
          </draw:polygon>
        </draw:g>
        <draw:path draw:style-name="gr36" draw:text-style-name="P3" draw:layer="layout" svg:width="1.399cm" svg:height="1.2cm" svg:x="11.707cm" svg:y="5.303cm" svg:viewBox="0 0 1400 1201" svg:d="M462 0h174v1201h-174zM287 1201h-87c-100 0-200-101-200-201v-800c0-100 100-200 200-200h87zM811 0h174v1201h-174zM1160 0h40c100 0 200 100 200 200v800c0 100-100 201-200 201h-40z">
          <text:p/>
        </draw:path>
        <draw:path draw:style-name="gr36" draw:text-style-name="P3" draw:layer="layout" svg:width="1.399cm" svg:height="1.2cm" svg:x="9.762cm" svg:y="5.303cm" svg:viewBox="0 0 1400 1201" svg:d="M836 0h364c100 0 200 100 200 200v800c0 100-100 201-200 201h-364zM569 1201h-369c-100 0-200-101-200-201v-800c0-100 100-200 200-200h369z">
          <text:p/>
        </draw:path>
        <draw:polygon draw:style-name="gr11" draw:text-style-name="P6" draw:layer="layout" svg:width="0.3cm" svg:height="0.356cm" svg:x="12.118cm" svg:y="4.763cm" svg:viewBox="0 0 301 357" draw:points="226,0 226,204 301,204 151,357 0,204 75,204 75,0">
          <text:p/>
        </draw:polygon>
        <draw:polygon draw:style-name="gr11" draw:text-style-name="P6" draw:layer="layout" svg:width="0.3cm" svg:height="0.356cm" svg:x="12.448cm" svg:y="4.763cm" svg:viewBox="0 0 301 357" draw:points="226,0 226,204 301,204 151,357 0,204 75,204 75,0">
          <text:p/>
        </draw:polygon>
        <draw:polygon draw:style-name="gr11" draw:text-style-name="P6" draw:layer="layout" svg:width="0.3cm" svg:height="0.356cm" svg:x="9.986cm" svg:y="4.763cm" svg:viewBox="0 0 301 357" draw:points="226,0 226,204 301,204 151,357 0,204 75,204 75,0">
          <text:p/>
        </draw:polygon>
        <draw:polygon draw:style-name="gr11" draw:text-style-name="P6" draw:layer="layout" svg:width="0.3cm" svg:height="0.356cm" svg:x="10.582cm" svg:y="4.763cm" svg:viewBox="0 0 301 357" draw:points="226,0 226,204 301,204 151,357 0,204 75,204 75,0">
          <text:p/>
        </draw:polygon>
        <draw:g>
          <draw:custom-shape draw:style-name="gr37" draw:text-style-name="P3" draw:layer="layout" svg:width="2.147cm" svg:height="1.585cm" svg:x="2.921cm" svg:y="8.893cm">
            <text:p text:style-name="P2"><text:span text:style-name="T1">P</text:span><text:span text:style-name="T1">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6" draw:layer="layout" svg:width="1.905cm" svg:height="6.045cm" svg:x="6.709cm" svg:y="7.625cm">
            <text:p text:style-name="P2"><text:span text:style-name="T1">K</text:span><text:span text:style-name="T1">a</text:span><text:span text:style-name="T1">f</text:span><text:span text:style-name="T1">k</text:span><text:span text:style-name="T1">a</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7" draw:layer="layout" svg:width="2.901cm" svg:height="1.2cm" svg:x="6.322cm" svg:y="8.143cm">
            <text:p text:style-name="P2"><text:span text:style-name="T1">T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7" draw:layer="layout" svg:width="2.901cm" svg:height="1.2cm" svg:x="6.341cm" svg:y="9.981cm">
            <text:p text:style-name="P2"><text:span text:style-name="T1">T</text:span><text:span text:style-name="T1">2</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7" draw:layer="layout" svg:width="2.901cm" svg:height="1.2cm" svg:x="6.322cm" svg:y="11.873cm">
            <text:p text:style-name="P2"><text:span text:style-name="T1">T3</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1" draw:text-style-name="P6" draw:layer="layout" svg:width="0.642cm" svg:height="0.931cm" draw:transform="rotate (0.949459113084915) translate (5.2006884558235cm 10.1566004191719cm)" svg:viewBox="0 0 643 932" draw:points="483,0 483,532 643,532 322,932 0,532 161,532 161,0">
            <text:p/>
          </draw:polygon>
          <draw:polygon draw:style-name="gr40" draw:text-style-name="P18" draw:layer="layout" svg:width="0.642cm" svg:height="0.931cm" draw:transform="rotate (-0.949633646010115) translate (5.84612893526925cm 10.5348031650364cm)" svg:viewBox="0 0 643 932" draw:points="160,0 160,532 0,532 321,932 643,532 482,532 482,0">
            <text:p/>
          </draw:polygon>
          <draw:polygon draw:style-name="gr11" draw:text-style-name="P6" draw:layer="layout" svg:width="0.642cm" svg:height="0.931cm" draw:transform="rotate (-0.949633646010115) translate (5.84512893526925cm 8.66080316503642cm)" svg:viewBox="0 0 643 932" draw:points="160,0 160,532 0,532 321,932 643,532 482,532 482,0">
            <text:p/>
          </draw:polygon>
          <draw:polygon draw:style-name="gr11" draw:text-style-name="P6" draw:layer="layout" svg:width="0.642cm" svg:height="0.931cm" draw:transform="rotate (0.949459113084915) translate (5.1636884558235cm 12.0306004191719cm)" svg:viewBox="0 0 643 932" draw:points="483,0 483,532 643,532 322,932 0,532 161,532 161,0">
            <text:p/>
          </draw:polygon>
          <draw:custom-shape draw:style-name="gr37" draw:text-style-name="P3" draw:layer="layout" svg:width="2.147cm" svg:height="1.585cm" svg:x="2.885cm" svg:y="10.767cm">
            <text:p text:style-name="P2"><text:span text:style-name="T1">P2</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8" draw:text-style-name="P16" draw:layer="layout" svg:width="1.905cm" svg:height="6.045cm" svg:x="6.874cm" svg:y="17.546cm">
          <text:p text:style-name="P2"><text:span text:style-name="T1">Kafka</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7" draw:layer="layout" svg:width="2.901cm" svg:height="1.2cm" svg:x="6.506cm" svg:y="19.902cm">
          <text:p text:style-name="P2"><text:span text:style-name="T1">T2</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7" draw:layer="layout" svg:width="2.901cm" svg:height="1.2cm" svg:x="6.487cm" svg:y="21.794cm">
          <text:p text:style-name="P2"><text:span text:style-name="T1">T3</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1" draw:text-style-name="P6" draw:layer="layout" svg:width="0.642cm" svg:height="0.931cm" draw:transform="rotate (0.949459113084915) translate (5.3656884558235cm 20.0776004191719cm)" svg:viewBox="0 0 643 932" draw:points="483,0 483,532 643,532 322,932 0,532 161,532 161,0">
          <text:p/>
        </draw:polygon>
        <draw:polygon draw:style-name="gr40" draw:text-style-name="P18" draw:layer="layout" svg:width="0.642cm" svg:height="0.931cm" draw:transform="rotate (-0.949633646010115) translate (6.01112893526925cm 20.4558031650364cm)" svg:viewBox="0 0 643 932" draw:points="160,0 160,532 0,532 321,932 643,532 482,532 482,0">
          <text:p/>
        </draw:polygon>
        <draw:polygon draw:style-name="gr11" draw:text-style-name="P6" draw:layer="layout" svg:width="0.642cm" svg:height="0.931cm" draw:transform="rotate (0.949459113084915) translate (5.3286884558235cm 21.9516004191719cm)" svg:viewBox="0 0 643 932" draw:points="483,0 483,532 643,532 322,932 0,532 161,532 161,0">
          <text:p/>
        </draw:polygon>
        <draw:path draw:style-name="gr41" draw:text-style-name="P3" draw:layer="layout" svg:width="2.147cm" svg:height="1.585cm" svg:x="2.996cm" svg:y="18.298cm" svg:viewBox="0 0 2148 1586" svg:d="M2148 949v372c0 132-133 265-265 265h-1619c-132 0-264-133-264-265v-372zM0 637v-373c0-132 132-264 264-264h1619c132 0 265 132 265 264v373z">
          <text:p/>
        </draw:path>
        <draw:path draw:style-name="gr41" draw:text-style-name="P3" draw:layer="layout" svg:width="2.147cm" svg:height="1.585cm" svg:x="2.995cm" svg:y="21.385cm" svg:viewBox="0 0 2148 1586" svg:d="M2148 949v372c0 132-133 265-265 265h-1619c-132 0-264-133-264-265v-372zM0 637v-373c0-132 132-264 264-264h1619c132 0 265 132 265 264v373z">
          <text:p/>
        </draw:path>
        <draw:path draw:style-name="gr42" draw:text-style-name="P17" draw:layer="layout" svg:width="2.901cm" svg:height="1.2cm" svg:x="6.486cm" svg:y="17.796cm" svg:viewBox="0 0 2902 1201" svg:d="M1681 0h1020c100 0 201 100 201 200v800c0 100-101 201-201 201h-1020zM1221 1201h-1021c-100 0-200-101-200-201v-800c0-100 100-200 200-200h1021z">
          <text:p/>
        </draw:path>
        <draw:custom-shape draw:style-name="gr43" draw:text-style-name="P2" draw:layer="layout" svg:width="1.81cm" svg:height="0.441cm" svg:x="5.337cm" svg:y="18.337cm">
          <text:p/>
          <draw:enhanced-geometry svg:viewBox="0 0 21600 21600" draw:text-areas="?f7 ?f0 21600 ?f2" draw:type="left-arrow" draw:modifiers="4239.07225691347 6304.07239819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 draw:layer="layout" svg:width="3.223cm" svg:height="0.441cm" svg:x="5.357cm" svg:y="17.859cm">
          <text:p/>
          <draw:enhanced-geometry svg:viewBox="0 0 21600 21600" draw:text-areas="?f7 ?f0 21600 ?f2" draw:type="left-arrow" draw:modifiers="2277.91563275434 6792.7601809954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6" draw:style-name="dp1" draw:master-page-name="Empty_25_20diagram">
        <draw:g>
          <draw:custom-shape draw:style-name="gr45" draw:text-style-name="P1" draw:layer="layout" svg:width="13.3cm" svg:height="10.3cm" svg:x="2.6cm" svg:y="2.8cm">
            <text:p/>
            <draw:enhanced-geometry svg:viewBox="0 0 21600 21600" draw:mirror-horizontal="false" draw:mirror-vertical="false" draw:type="rectangle" draw:enhanced-path="M 0 0 L 21600 0 21600 21600 0 21600 0 0 Z N"/>
          </draw:custom-shape>
          <draw:g>
            <draw:custom-shape draw:style-name="gr46" draw:text-style-name="P2" draw:layer="layout" svg:width="2.7cm" svg:height="2.501cm" svg:x="5.15cm" svg:y="5.104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svg:x="5.695cm" svg:y="6.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svg:x="5.695cm" svg:y="5.3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 draw:layer="layout" svg:width="2.61cm" svg:height="2.501cm" svg:x="5.25cm" svg:y="8.204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svg:x="5.705cm" svg:y="9.5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svg:x="5.705cm" svg:y="8.4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 draw:layer="layout" svg:width="2.31cm" svg:height="2.8cm" draw:transform="rotate (1.5707963267949) translate (10.45cm 6.205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9" draw:layer="layout" svg:width="2cm" svg:height="1cm" draw:transform="rotate (1.5707963267949) translate (11.75cm 6.0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draw:transform="rotate (1.5707963267949) translate (10.65cm 6.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 draw:layer="layout" svg:width="2.31cm" svg:height="2.8cm" draw:transform="rotate (1.5707963267949) translate (10.45cm 9.105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draw:transform="rotate (1.5707963267949) translate (11.75cm 8.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draw:transform="rotate (1.5707963267949) translate (10.65cm 8.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 draw:layer="layout" svg:width="2.31cm" svg:height="2.9cm" draw:transform="rotate (1.5707963267949) translate (10.45cm 12.005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draw:transform="rotate (1.5707963267949) translate (11.75cm 1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draw:transform="rotate (1.5707963267949) translate (10.65cm 11.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52" draw:text-style-name="P4" draw:layer="layout" svg:x1="7.15cm" svg:y1="5.505cm" svg:x2="11.05cm" svg:y2="4.305cm">
                <text:p/>
              </draw:line>
              <draw:line draw:style-name="gr52" draw:text-style-name="P4" draw:layer="layout" svg:x1="7.15cm" svg:y1="5.805cm" svg:x2="12.35cm" svg:y2="4.305cm">
                <text:p/>
              </draw:line>
            </draw:g>
            <draw:g>
              <draw:line draw:style-name="gr52" draw:text-style-name="P4" draw:layer="layout" svg:x1="7.157cm" svg:y1="6.606cm" svg:x2="11.057cm" svg:y2="5.406cm">
                <text:p/>
              </draw:line>
              <draw:line draw:style-name="gr52" draw:text-style-name="P4" draw:layer="layout" svg:x1="7.157cm" svg:y1="6.906cm" svg:x2="12.357cm" svg:y2="5.406cm">
                <text:p/>
              </draw:line>
            </draw:g>
            <draw:g>
              <draw:line draw:style-name="gr52" draw:text-style-name="P4" draw:layer="layout" svg:x1="7.157cm" svg:y1="8.706cm" svg:x2="11.057cm" svg:y2="7.506cm">
                <text:p/>
              </draw:line>
              <draw:line draw:style-name="gr52" draw:text-style-name="P4" draw:layer="layout" svg:x1="7.157cm" svg:y1="9.006cm" svg:x2="12.357cm" svg:y2="7.506cm">
                <text:p/>
              </draw:line>
            </draw:g>
            <draw:g>
              <draw:line draw:style-name="gr52" draw:text-style-name="P4" draw:layer="layout" svg:x1="7.157cm" svg:y1="9.806cm" svg:x2="11.057cm" svg:y2="8.606cm">
                <text:p/>
              </draw:line>
              <draw:line draw:style-name="gr52" draw:text-style-name="P4" draw:layer="layout" svg:x1="7.157cm" svg:y1="10.106cm" svg:x2="12.357cm" svg:y2="8.606cm">
                <text:p/>
              </draw:line>
            </draw:g>
            <draw:g>
              <draw:line draw:style-name="gr52" draw:text-style-name="P4" draw:layer="layout" svg:x1="11.25cm" svg:y1="7.305cm" svg:x2="7.35cm" svg:y2="6.105cm">
                <text:p/>
              </draw:line>
              <draw:line draw:style-name="gr52" draw:text-style-name="P4" draw:layer="layout" svg:x1="12.647cm" svg:y1="7.406cm" svg:x2="7.447cm" svg:y2="5.906cm">
                <text:p/>
              </draw:line>
            </draw:g>
            <draw:g>
              <draw:line draw:style-name="gr52" draw:text-style-name="P4" draw:layer="layout" svg:x1="11.244cm" svg:y1="8.406cm" svg:x2="7.344cm" svg:y2="7.206cm">
                <text:p/>
              </draw:line>
              <draw:line draw:style-name="gr52" draw:text-style-name="P4" draw:layer="layout" svg:x1="12.641cm" svg:y1="8.507cm" svg:x2="7.441cm" svg:y2="7.007cm">
                <text:p/>
              </draw:line>
            </draw:g>
            <draw:g>
              <draw:line draw:style-name="gr52" draw:text-style-name="P4" draw:layer="layout" svg:x1="11.238cm" svg:y1="10.507cm" svg:x2="7.338cm" svg:y2="9.307cm">
                <text:p/>
              </draw:line>
              <draw:line draw:style-name="gr52" draw:text-style-name="P4" draw:layer="layout" svg:x1="12.635cm" svg:y1="10.608cm" svg:x2="7.435cm" svg:y2="9.108cm">
                <text:p/>
              </draw:line>
            </draw:g>
            <draw:g>
              <draw:line draw:style-name="gr52" draw:text-style-name="P4" draw:layer="layout" svg:x1="11.238cm" svg:y1="11.607cm" svg:x2="7.338cm" svg:y2="10.407cm">
                <text:p/>
              </draw:line>
              <draw:line draw:style-name="gr52" draw:text-style-name="P4" draw:layer="layout" svg:x1="12.635cm" svg:y1="11.708cm" svg:x2="7.435cm" svg:y2="10.208cm">
                <text:p/>
              </draw:line>
            </draw:g>
          </draw:g>
        </draw:g>
        <draw:g>
          <draw:custom-shape draw:style-name="gr53" draw:text-style-name="P20" draw:layer="layout" svg:width="12.8cm" svg:height="2.4cm" svg:x="6.7cm" svg:y="1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4" draw:text-style-name="P8" draw:layer="layout" svg:width="1.95cm" svg:height="1.508cm" svg:x="7.05cm" svg:y="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21" draw:layer="layout" svg:width="0.507cm" svg:height="0.443cm" svg:x="8.245cm" svg:y="18.226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8" draw:text-style-name="P4" draw:layer="layout" svg:width="0.752cm" svg:height="0.475cm" svg:x="8.154cm" svg:y="17.613cm">
              <draw:image xlink:href="Pictures/10000201000000D30000008293F64AA9F697A1C2.png" xlink:type="simple" xlink:show="embed" xlink:actuate="onLoad" loext:mime-type="image/png">
                <text:p/>
              </draw:image>
            </draw:frame>
            <draw:frame draw:style-name="gr18" draw:text-style-name="P4" draw:layer="layout" svg:width="0.877cm" svg:height="1.28cm" svg:x="7.2cm" svg:y="17.6cm">
              <draw:image xlink:href="Pictures/100002010000022B00000315BD779AA3B1D7AC28.png" xlink:type="simple" xlink:show="embed" xlink:actuate="onLoad" loext:mime-type="image/png">
                <text:p/>
              </draw:image>
            </draw:frame>
          </draw:g>
          <draw:g>
            <draw:custom-shape draw:style-name="gr56" draw:text-style-name="P8" draw:layer="layout" svg:width="3cm" svg:height="1.508cm" svg:x="9.307cm" svg:y="17.5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21" draw:layer="layout" svg:width="0.521cm" svg:height="0.443cm" svg:x="11.531cm" svg:y="18.23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8" draw:text-style-name="P4" draw:layer="layout" svg:width="0.772cm" svg:height="0.475cm" svg:x="11.438cm" svg:y="17.619cm">
              <draw:image xlink:href="Pictures/10000201000000D30000008293F64AA9F697A1C2.png" xlink:type="simple" xlink:show="embed" xlink:actuate="onLoad" loext:mime-type="image/png">
                <text:p/>
              </draw:image>
            </draw:frame>
            <draw:g>
              <draw:custom-shape draw:style-name="gr57" draw:text-style-name="P22" draw:layer="layout" svg:width="0.695cm" svg:height="0.433cm" svg:x="10.755cm" svg:y="18.38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22" draw:layer="layout" svg:width="0.695cm" svg:height="0.432cm" svg:x="10.755cm" svg:y="17.9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9" draw:text-style-name="P23" draw:layer="layout" svg:width="1.221cm" svg:height="0.891cm" svg:x="9.459cm" svg:y="17.95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0.811cm" svg:height="0.813cm" svg:x="9.37cm" svg:y="17.998cm">
                  <draw:image xlink:href="Pictures/100002010000020000000200AABEB64E2E716D20.png" xlink:type="simple" xlink:show="embed" xlink:actuate="onLoad" loext:mime-type="image/png">
                    <text:p/>
                  </draw:image>
                </draw:frame>
              </draw:g>
            </draw:g>
          </draw:g>
          <draw:g>
            <draw:custom-shape draw:style-name="gr56" draw:text-style-name="P8" draw:layer="layout" svg:width="3cm" svg:height="1.508cm" svg:x="12.607cm" svg:y="17.5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21" draw:layer="layout" svg:width="0.521cm" svg:height="0.443cm" svg:x="14.831cm" svg:y="18.23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8" draw:text-style-name="P4" draw:layer="layout" svg:width="0.772cm" svg:height="0.475cm" svg:x="14.738cm" svg:y="17.619cm">
              <draw:image xlink:href="Pictures/10000201000000D30000008293F64AA9F697A1C2.png" xlink:type="simple" xlink:show="embed" xlink:actuate="onLoad" loext:mime-type="image/png">
                <text:p/>
              </draw:image>
            </draw:frame>
            <draw:g>
              <draw:custom-shape draw:style-name="gr57" draw:text-style-name="P22" draw:layer="layout" svg:width="0.695cm" svg:height="0.433cm" svg:x="14.055cm" svg:y="18.38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22" draw:layer="layout" svg:width="0.695cm" svg:height="0.432cm" svg:x="14.055cm" svg:y="17.9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9" draw:text-style-name="P23" draw:layer="layout" svg:width="1.221cm" svg:height="0.891cm" svg:x="12.759cm" svg:y="17.95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0.811cm" svg:height="0.813cm" svg:x="12.67cm" svg:y="17.998cm">
                  <draw:image xlink:href="Pictures/100002010000020000000200AABEB64E2E716D20.png" xlink:type="simple" xlink:show="embed" xlink:actuate="onLoad" loext:mime-type="image/png">
                    <text:p/>
                  </draw:image>
                </draw:frame>
              </draw:g>
            </draw:g>
          </draw:g>
          <draw:g>
            <draw:custom-shape draw:style-name="gr56" draw:text-style-name="P8" draw:layer="layout" svg:width="3cm" svg:height="1.508cm" svg:x="16.007cm" svg:y="17.5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21" draw:layer="layout" svg:width="0.521cm" svg:height="0.443cm" svg:x="18.231cm" svg:y="18.232cm">
              <text:p/>
              <draw:enhanced-geometry svg:viewBox="0 0 21600 21600" draw:glue-points="10800 0 0 10800 10800 21600 21600 10800" draw:text-areas="4350 0 17250 21600" draw:type="flowchart-preparation" draw:enhanced-path="M 4350 0 L 17250 0 21600 10800 17250 21600 4350 21600 0 10800 4350 0 Z N"/>
            </draw:custom-shape>
            <draw:frame draw:style-name="gr18" draw:text-style-name="P4" draw:layer="layout" svg:width="0.772cm" svg:height="0.475cm" svg:x="18.138cm" svg:y="17.619cm">
              <draw:image xlink:href="Pictures/10000201000000D30000008293F64AA9F697A1C2.png" xlink:type="simple" xlink:show="embed" xlink:actuate="onLoad" loext:mime-type="image/png">
                <text:p/>
              </draw:image>
            </draw:frame>
            <draw:g>
              <draw:custom-shape draw:style-name="gr57" draw:text-style-name="P22" draw:layer="layout" svg:width="0.695cm" svg:height="0.433cm" svg:x="17.455cm" svg:y="18.389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22" draw:layer="layout" svg:width="0.695cm" svg:height="0.432cm" svg:x="17.455cm" svg:y="17.98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9" draw:text-style-name="P23" draw:layer="layout" svg:width="1.221cm" svg:height="0.891cm" svg:x="16.159cm" svg:y="17.95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0.811cm" svg:height="0.813cm" svg:x="16.07cm" svg:y="17.998cm">
                  <draw:image xlink:href="Pictures/100002010000020000000200AABEB64E2E716D20.png" xlink:type="simple" xlink:show="embed" xlink:actuate="onLoad" loext:mime-type="image/png">
                    <text:p/>
                  </draw:image>
                </draw:frame>
              </draw:g>
            </draw:g>
          </draw:g>
        </draw:g>
      </draw:page>
      <draw:page draw:name="page7" draw:style-name="dp1" draw:master-page-name="Empty_25_20diagram">
        <draw:custom-shape draw:style-name="gr60" draw:text-style-name="P24" draw:layer="layout" svg:width="13.9cm" svg:height="10.9cm" svg:x="1.9cm" svg:y="3cm">
          <text:p/>
          <draw:enhanced-geometry svg:viewBox="0 0 21600 21600" draw:mirror-horizontal="false" draw:mirror-vertical="false" draw:type="rectangle" draw:enhanced-path="M 0 0 L 21600 0 21600 21600 0 21600 0 0 Z N"/>
        </draw:custom-shape>
        <draw:custom-shape draw:style-name="gr61" draw:text-style-name="P25" draw:layer="layout" svg:width="9.111cm" svg:height="3.8cm" draw:transform="rotate (1.5707963267949) translate (9.7cm 13.6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26" draw:layer="layout" svg:width="2.701cm" svg:height="2.502cm" svg:x="4.73cm" svg:y="6.136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7" draw:layer="layout" svg:width="2.001cm" svg:height="1.001cm" svg:x="5.275cm" svg:y="7.4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7" draw:layer="layout" svg:width="2.001cm" svg:height="1.001cm" svg:x="5.275cm" svg:y="6.3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6" draw:layer="layout" svg:width="2.611cm" svg:height="2.502cm" svg:x="4.831cm" svg:y="9.237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7" draw:layer="layout" svg:width="2.001cm" svg:height="1.001cm" svg:x="5.286cm" svg:y="10.5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7" draw:layer="layout" svg:width="2.001cm" svg:height="1.001cm" svg:x="5.286cm" svg:y="9.4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6" draw:layer="layout" svg:width="2.31cm" svg:height="2.802cm" draw:transform="rotate (1.5707963267949) translate (10.031cm 7.236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7" draw:layer="layout" svg:width="2.001cm" svg:height="1.001cm" draw:transform="rotate (1.5707963267949) translate (11.331cm 7.0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27" draw:layer="layout" svg:width="2.001cm" svg:height="0.999cm" draw:transform="rotate (1.5707963267949) translate (10.232cm 7.0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26" draw:layer="layout" svg:width="2.311cm" svg:height="2.802cm" draw:transform="rotate (1.5707963267949) translate (10.031cm 10.138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7" draw:layer="layout" svg:width="2.001cm" svg:height="1.001cm" draw:transform="rotate (1.5707963267949) translate (11.331cm 9.9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27" draw:layer="layout" svg:width="2.001cm" svg:height="0.999cm" draw:transform="rotate (1.5707963267949) translate (10.232cm 9.9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26" draw:layer="layout" svg:width="2.311cm" svg:height="2.901cm" draw:transform="rotate (1.5707963267949) translate (10.031cm 13.038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7" draw:layer="layout" svg:width="2.001cm" svg:height="1.001cm" draw:transform="rotate (1.5707963267949) translate (11.331cm 12.8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27" draw:layer="layout" svg:width="2.001cm" svg:height="0.999cm" draw:transform="rotate (1.5707963267949) translate (10.232cm 12.8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9" draw:text-style-name="P29" draw:layer="layout" svg:width="2.461cm" svg:height="1.151cm" svg:x="5.231cm" svg:y="4.322cm">
          <draw:text-box>
            <text:p text:style-name="P28"><text:span text:style-name="T3">Processing</text:span></text:p>
            <text:p text:style-name="P28"><text:span text:style-name="T3">threads</text:span></text:p>
          </draw:text-box>
        </draw:frame>
        <draw:frame draw:style-name="gr70" draw:text-style-name="P30" draw:layer="layout" svg:width="1.925cm" svg:height="1.045cm" svg:x="10.907cm" svg:y="3.398cm">
          <draw:text-box>
            <text:p text:style-name="P28"><text:span text:style-name="T4">Kafka</text:span></text:p>
            <text:p text:style-name="P28"><text:span text:style-name="T4">partitions</text:span></text:p>
          </draw:text-box>
        </draw:frame>
        <draw:line draw:style-name="gr71" draw:text-style-name="P31" draw:layer="layout" svg:x1="6.342cm" svg:y1="6.937cm" svg:x2="6.331cm" svg:y2="5.437cm">
          <text:p/>
        </draw:line>
        <draw:line draw:style-name="gr71" draw:text-style-name="P31" draw:layer="layout" svg:x1="11.831cm" svg:y1="5.837cm" svg:x2="11.831cm" svg:y2="4.537cm">
          <text:p/>
        </draw:line>
        <draw:frame draw:style-name="gr72" draw:text-style-name="P30" draw:layer="layout" svg:width="1.43cm" svg:height="1.047cm" svg:x="13.631cm" svg:y="5.063cm">
          <draw:text-box>
            <text:p text:style-name="P28"><text:span text:style-name="T4">Kafka</text:span></text:p>
            <text:p text:style-name="P28"><text:span text:style-name="T4">topics</text:span></text:p>
          </draw:text-box>
        </draw:frame>
        <draw:line draw:style-name="gr71" draw:text-style-name="P31" draw:layer="layout" svg:x1="12.731cm" svg:y1="5.937cm" svg:x2="13.731cm" svg:y2="5.637cm">
          <text:p/>
        </draw:line>
        <draw:line draw:style-name="gr71" draw:text-style-name="P31" draw:layer="layout" svg:x1="12.631cm" svg:y1="8.037cm" svg:x2="13.738cm" svg:y2="5.657cm">
          <text:p/>
        </draw:line>
        <draw:line draw:style-name="gr71" draw:text-style-name="P31" draw:layer="layout" svg:x1="10.831cm" svg:y1="5.837cm" svg:x2="11.831cm" svg:y2="4.53cm">
          <text:p/>
        </draw:line>
        <draw:line draw:style-name="gr71" draw:text-style-name="P31" draw:layer="layout" svg:x1="5.731cm" svg:y1="7.937cm" svg:x2="6.331cm" svg:y2="5.437cm">
          <text:p/>
        </draw:line>
        <draw:frame draw:style-name="gr73" draw:text-style-name="P30" draw:layer="layout" svg:width="1.941cm" svg:height="1.045cm" svg:x="2.032cm" svg:y="7.037cm">
          <draw:text-box>
            <text:p text:style-name="P28"><text:span text:style-name="T4">Workflow</text:span></text:p>
            <text:p text:style-name="P28"><text:span text:style-name="T4">steps</text:span></text:p>
          </draw:text-box>
        </draw:frame>
        <draw:line draw:style-name="gr71" draw:text-style-name="P31" draw:layer="layout" svg:x1="4.931cm" svg:y1="7.837cm" svg:x2="3.631cm" svg:y2="7.737cm">
          <text:p/>
        </draw:line>
        <draw:line draw:style-name="gr71" draw:text-style-name="P31" draw:layer="layout" svg:x1="5.031cm" svg:y1="9.537cm" svg:x2="3.624cm" svg:y2="7.759cm">
          <text:p/>
        </draw:line>
        <draw:frame draw:style-name="gr74" draw:text-style-name="P30" draw:layer="layout" svg:width="1.62cm" svg:height="1.039cm" svg:x="13.9cm" svg:y="7.2cm">
          <draw:text-box>
            <text:p text:style-name="P28"><text:span text:style-name="T4">Ka</text:span><text:span text:style-name="T4">fka</text:span></text:p>
            <text:p text:style-name="P28"><text:span text:style-name="T4">ser</text:span><text:span text:style-name="T4">vic</text:span><text:span text:style-name="T4">e</text:span></text:p>
          </draw:text-box>
        </draw:frame>
        <draw:line draw:style-name="gr71" draw:text-style-name="P31" draw:layer="layout" svg:x1="13.2cm" svg:y1="8.5cm" svg:x2="13.946cm" svg:y2="8.05cm">
          <text:p/>
        </draw:line>
        <draw:g>
          <draw:custom-shape draw:style-name="gr45" draw:text-style-name="P1" draw:layer="layout" svg:width="13.3cm" svg:height="10.3cm" svg:x="2.5cm" svg:y="16.1cm">
            <text:p/>
            <draw:enhanced-geometry svg:viewBox="0 0 21600 21600" draw:mirror-horizontal="false" draw:mirror-vertical="false" draw:type="rectangle" draw:enhanced-path="M 0 0 L 21600 0 21600 21600 0 21600 0 0 Z N"/>
          </draw:custom-shape>
          <draw:custom-shape draw:style-name="gr61" draw:text-style-name="P25" draw:layer="layout" svg:width="9.111cm" svg:height="3.8cm" draw:transform="rotate (1.5707963267949) translate (10.101cm 25.8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6" draw:text-style-name="P2" draw:layer="layout" svg:width="2.7cm" svg:height="2.501cm" svg:x="5.15cm" svg:y="18.404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svg:x="5.695cm" svg:y="19.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svg:x="5.695cm" svg:y="18.6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 draw:layer="layout" svg:width="2.61cm" svg:height="2.501cm" svg:x="5.25cm" svg:y="21.504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svg:x="5.705cm" svg:y="22.8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svg:x="5.705cm" svg:y="21.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 draw:layer="layout" svg:width="2.31cm" svg:height="2.8cm" draw:transform="rotate (1.5707963267949) translate (10.45cm 19.505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9" draw:layer="layout" svg:width="2cm" svg:height="1cm" draw:transform="rotate (1.5707963267949) translate (11.75cm 1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draw:transform="rotate (1.5707963267949) translate (10.65cm 1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 draw:layer="layout" svg:width="2.31cm" svg:height="2.8cm" draw:transform="rotate (1.5707963267949) translate (10.45cm 22.405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draw:transform="rotate (1.5707963267949) translate (11.75cm 2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draw:transform="rotate (1.5707963267949) translate (10.65cm 2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 draw:layer="layout" svg:width="2.31cm" svg:height="2.9cm" draw:transform="rotate (1.5707963267949) translate (10.45cm 25.305cm)">
              <text:p/>
              <draw:enhanced-geometry svg:viewBox="0 0 21600 21600" draw:path-stretchpoint-x="10800" draw:path-stretchpoint-y="10800" draw:text-areas="?f3 ?f4 ?f5 ?f6" draw:type="round-rectangle" draw:modifiers="1916.053656425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draw:transform="rotate (1.5707963267949) translate (11.75cm 2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2cm" svg:height="1cm" draw:transform="rotate (1.5707963267949) translate (10.65cm 2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52" draw:text-style-name="P4" draw:layer="layout" svg:x1="7.15cm" svg:y1="18.805cm" svg:x2="11.05cm" svg:y2="17.605cm">
                <text:p/>
              </draw:line>
              <draw:line draw:style-name="gr52" draw:text-style-name="P4" draw:layer="layout" svg:x1="7.15cm" svg:y1="19.105cm" svg:x2="12.35cm" svg:y2="17.605cm">
                <text:p/>
              </draw:line>
            </draw:g>
            <draw:g>
              <draw:line draw:style-name="gr52" draw:text-style-name="P4" draw:layer="layout" svg:x1="7.157cm" svg:y1="19.906cm" svg:x2="11.057cm" svg:y2="18.706cm">
                <text:p/>
              </draw:line>
              <draw:line draw:style-name="gr52" draw:text-style-name="P4" draw:layer="layout" svg:x1="7.157cm" svg:y1="20.206cm" svg:x2="12.357cm" svg:y2="18.706cm">
                <text:p/>
              </draw:line>
            </draw:g>
            <draw:g>
              <draw:line draw:style-name="gr52" draw:text-style-name="P4" draw:layer="layout" svg:x1="7.157cm" svg:y1="22.006cm" svg:x2="11.057cm" svg:y2="20.806cm">
                <text:p/>
              </draw:line>
              <draw:line draw:style-name="gr52" draw:text-style-name="P4" draw:layer="layout" svg:x1="7.157cm" svg:y1="22.306cm" svg:x2="12.357cm" svg:y2="20.806cm">
                <text:p/>
              </draw:line>
            </draw:g>
            <draw:g>
              <draw:line draw:style-name="gr52" draw:text-style-name="P4" draw:layer="layout" svg:x1="7.157cm" svg:y1="23.106cm" svg:x2="11.057cm" svg:y2="21.906cm">
                <text:p/>
              </draw:line>
              <draw:line draw:style-name="gr52" draw:text-style-name="P4" draw:layer="layout" svg:x1="7.157cm" svg:y1="23.406cm" svg:x2="12.357cm" svg:y2="21.906cm">
                <text:p/>
              </draw:line>
            </draw:g>
            <draw:g>
              <draw:line draw:style-name="gr52" draw:text-style-name="P4" draw:layer="layout" svg:x1="11.25cm" svg:y1="20.605cm" svg:x2="7.35cm" svg:y2="19.405cm">
                <text:p/>
              </draw:line>
              <draw:line draw:style-name="gr52" draw:text-style-name="P4" draw:layer="layout" svg:x1="12.647cm" svg:y1="20.706cm" svg:x2="7.447cm" svg:y2="19.206cm">
                <text:p/>
              </draw:line>
            </draw:g>
            <draw:g>
              <draw:line draw:style-name="gr52" draw:text-style-name="P4" draw:layer="layout" svg:x1="11.244cm" svg:y1="21.706cm" svg:x2="7.344cm" svg:y2="20.506cm">
                <text:p/>
              </draw:line>
              <draw:line draw:style-name="gr52" draw:text-style-name="P4" draw:layer="layout" svg:x1="12.641cm" svg:y1="21.807cm" svg:x2="7.441cm" svg:y2="20.307cm">
                <text:p/>
              </draw:line>
            </draw:g>
            <draw:g>
              <draw:line draw:style-name="gr52" draw:text-style-name="P4" draw:layer="layout" svg:x1="11.238cm" svg:y1="23.807cm" svg:x2="7.338cm" svg:y2="22.607cm">
                <text:p/>
              </draw:line>
              <draw:line draw:style-name="gr52" draw:text-style-name="P4" draw:layer="layout" svg:x1="12.635cm" svg:y1="23.908cm" svg:x2="7.435cm" svg:y2="22.408cm">
                <text:p/>
              </draw:line>
            </draw:g>
            <draw:g>
              <draw:line draw:style-name="gr52" draw:text-style-name="P4" draw:layer="layout" svg:x1="11.238cm" svg:y1="24.907cm" svg:x2="7.338cm" svg:y2="23.707cm">
                <text:p/>
              </draw:line>
              <draw:line draw:style-name="gr52" draw:text-style-name="P4" draw:layer="layout" svg:x1="12.635cm" svg:y1="25.008cm" svg:x2="7.435cm" svg:y2="23.508cm">
                <text:p/>
              </draw:line>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9-08-14T05:55:46.482130745</dc:date>
    <meta:editing-duration>PT54M57S</meta:editing-duration>
    <meta:editing-cycles>2</meta:editing-cycles>
    <meta:generator>LibreOffice/6.1.6.3$Linux_X86_64 LibreOffice_project/10$Build-3</meta:generator>
    <meta:document-statistic meta:object-count="485"/>
  </office:meta>
</office:document-meta>
</file>